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Lohit Hindi1" svg:font-family="'Lohit Hindi'"/>
    <style:font-face style:name="OpenSymbol" svg:font-family="OpenSymbol"/>
    <style:font-face style:name="StarSymbol" svg:font-family="StarSymbol"/>
    <style:font-face style:name="Courier New" svg:font-family="'Courier New'" style:font-family-generic="modern"/>
    <style:font-face style:name="DejaVu Sans2" svg:font-family="'DejaVu Sans'" style:font-family-generic="swiss"/>
    <style:font-face style:name="Waree1" svg:font-family="Waree"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Waree" svg:font-family="Waree"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1.693cm"/>
    </style:style>
    <style:style style:name="Tableau1.B" style:family="table-column">
      <style:table-column-properties style:column-width="15.319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21" style:family="table">
      <style:table-properties style:width="18.203cm" fo:margin-left="0cm" table:align="left"/>
    </style:style>
    <style:style style:name="Tableau21.A" style:family="table-column">
      <style:table-column-properties style:column-width="6.297cm"/>
    </style:style>
    <style:style style:name="Tableau21.B" style:family="table-column">
      <style:table-column-properties style:column-width="1.905cm"/>
    </style:style>
    <style:style style:name="Tableau21.C" style:family="table-column">
      <style:table-column-properties style:column-width="2.408cm"/>
    </style:style>
    <style:style style:name="Tableau21.D" style:family="table-column">
      <style:table-column-properties style:column-width="2.381cm"/>
    </style:style>
    <style:style style:name="Tableau21.E" style:family="table-column">
      <style:table-column-properties style:column-width="5.212cm"/>
    </style:style>
    <style:style style:name="Tableau21.A1" style:family="table-cell">
      <style:table-cell-properties fo:padding="0.097cm" fo:border-left="0.05pt solid #000000" fo:border-right="none" fo:border-top="0.05pt solid #000000" fo:border-bottom="0.05pt solid #000000"/>
    </style:style>
    <style:style style:name="Tableau21.E1" style:family="table-cell">
      <style:table-cell-properties fo:padding="0.097cm" fo:border="0.05pt solid #000000"/>
    </style:style>
    <style:style style:name="Tableau21.A2" style:family="table-cell">
      <style:table-cell-properties fo:padding="0.097cm" fo:border-left="0.05pt solid #000000" fo:border-right="none" fo:border-top="none" fo:border-bottom="0.05pt solid #000000"/>
    </style:style>
    <style:style style:name="Tableau21.E2" style:family="table-cell">
      <style:table-cell-properties fo:padding="0.097cm" fo:border-left="0.05pt solid #000000" fo:border-right="0.05pt solid #000000" fo:border-top="none" fo:border-bottom="0.05pt solid #000000"/>
    </style:style>
    <style:style style:name="Tableau12" style:family="table">
      <style:table-properties style:width="18.203cm" fo:margin-left="0cm" table:align="left"/>
    </style:style>
    <style:style style:name="Tableau12.A" style:family="table-column">
      <style:table-column-properties style:column-width="1.005cm"/>
    </style:style>
    <style:style style:name="Tableau12.B" style:family="table-column">
      <style:table-column-properties style:column-width="12.303cm"/>
    </style:style>
    <style:style style:name="Tableau12.C" style:family="table-column">
      <style:table-column-properties style:column-width="4.895cm"/>
    </style:style>
    <style:style style:name="Tableau12.A1" style:family="table-cell">
      <style:table-cell-properties fo:padding="0.097cm" fo:border-left="0.05pt solid #000000" fo:border-right="none" fo:border-top="0.05pt solid #000000" fo:border-bottom="0.05pt solid #000000"/>
    </style:style>
    <style:style style:name="Tableau12.C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C2" style:family="table-cell">
      <style:table-cell-properties fo:padding="0.097cm" fo:border-left="0.05pt solid #000000" fo:border-right="0.05pt solid #000000" fo:border-top="none" fo:border-bottom="0.05pt solid #000000"/>
    </style:style>
    <style:style style:name="Tableau13" style:family="table">
      <style:table-properties style:width="18.203cm" fo:margin-left="0cm" table:align="left"/>
    </style:style>
    <style:style style:name="Tableau13.A" style:family="table-column">
      <style:table-column-properties style:column-width="1.005cm"/>
    </style:style>
    <style:style style:name="Tableau13.B" style:family="table-column">
      <style:table-column-properties style:column-width="12.303cm"/>
    </style:style>
    <style:style style:name="Tableau13.C" style:family="table-column">
      <style:table-column-properties style:column-width="4.895cm"/>
    </style:style>
    <style:style style:name="Tableau13.A1" style:family="table-cell">
      <style:table-cell-properties fo:padding="0.097cm" fo:border-left="0.05pt solid #000000" fo:border-right="none" fo:border-top="0.05pt solid #000000" fo:border-bottom="0.05pt solid #000000"/>
    </style:style>
    <style:style style:name="Tableau13.C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C2" style:family="table-cell">
      <style:table-cell-properties fo:padding="0.097cm" fo:border-left="0.05pt solid #000000" fo:border-right="0.05pt solid #000000" fo:border-top="none" fo:border-bottom="0.05pt solid #000000"/>
    </style:style>
    <style:style style:name="Tableau14" style:family="table">
      <style:table-properties style:width="18.309cm" fo:margin-left="-0.095cm" table:align="left"/>
    </style:style>
    <style:style style:name="Tableau14.A" style:family="table-column">
      <style:table-column-properties style:column-width="1.111cm"/>
    </style:style>
    <style:style style:name="Tableau14.B" style:family="table-column">
      <style:table-column-properties style:column-width="1.005cm"/>
    </style:style>
    <style:style style:name="Tableau14.C" style:family="table-column">
      <style:table-column-properties style:column-width="0.185cm"/>
    </style:style>
    <style:style style:name="Tableau14.D" style:family="table-column">
      <style:table-column-properties style:column-width="16.007cm"/>
    </style:style>
    <style:style style:name="Tableau14.A1" style:family="table-cell">
      <style:table-cell-properties fo:padding="0.097cm" fo:border="0.05pt solid #000000"/>
    </style:style>
    <style:style style:name="Tableau14.A2" style:family="table-cell">
      <style:table-cell-properties fo:padding="0.097cm" fo:border-left="0.05pt solid #000000" fo:border-right="0.05pt solid #000000" fo:border-top="none" fo:border-bottom="0.05pt solid #000000"/>
    </style:style>
    <style:style style:name="Tableau14.A3" style:family="table-cell">
      <style:table-cell-properties fo:padding="0.097cm" fo:border-left="0.05pt solid #000000" fo:border-right="none" fo:border-top="none" fo:border-bottom="0.05pt solid #000000"/>
    </style:style>
    <style:style style:name="Tableau2" style:family="table">
      <style:table-properties style:width="18.454cm" fo:margin-left="-0.226cm" table:align="left" style:writing-mode="lr-tb"/>
    </style:style>
    <style:style style:name="Tableau2.A" style:family="table-column">
      <style:table-column-properties style:column-width="18.454cm"/>
    </style:style>
    <style:style style:name="Tableau2.1" style:family="table-row">
      <style:table-row-properties fo:keep-together="auto"/>
    </style:style>
    <style:style style:name="Tableau2.A1" style:family="table-cell">
      <style:table-cell-properties style:vertical-align="top" fo:padding="0cm" fo:border="none" style:writing-mode="lr-tb"/>
    </style:style>
    <style:style style:name="Tableau22" style:family="table">
      <style:table-properties style:width="18.454cm" fo:margin-left="-0.226cm" table:align="left" style:writing-mode="lr-tb"/>
    </style:style>
    <style:style style:name="Tableau22.A" style:family="table-column">
      <style:table-column-properties style:column-width="6.787cm"/>
    </style:style>
    <style:style style:name="Tableau22.B" style:family="table-column">
      <style:table-column-properties style:column-width="8.925cm"/>
    </style:style>
    <style:style style:name="Tableau22.C" style:family="table-column">
      <style:table-column-properties style:column-width="1.164cm"/>
    </style:style>
    <style:style style:name="Tableau22.D" style:family="table-column">
      <style:table-column-properties style:column-width="1.577cm"/>
    </style:style>
    <style:style style:name="Tableau22.1" style:family="table-row">
      <style:table-row-properties fo:keep-together="auto"/>
    </style:style>
    <style:style style:name="Tableau22.A1" style:family="table-cell">
      <style:table-cell-properties style:vertical-align="top" fo:padding-left="0.191cm" fo:padding-right="0.191cm" fo:padding-top="0cm" fo:padding-bottom="0cm" fo:border="0.5pt solid #000000" style:writing-mode="lr-tb"/>
    </style:style>
    <style:style style:name="Tableau2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 style:family="table">
      <style:table-properties style:width="18.454cm" fo:margin-left="-0.226cm" table:align="left" style:writing-mode="lr-tb"/>
    </style:style>
    <style:style style:name="Tableau23.A" style:family="table-column">
      <style:table-column-properties style:column-width="6.787cm"/>
    </style:style>
    <style:style style:name="Tableau23.B" style:family="table-column">
      <style:table-column-properties style:column-width="8.925cm"/>
    </style:style>
    <style:style style:name="Tableau23.C" style:family="table-column">
      <style:table-column-properties style:column-width="1.164cm"/>
    </style:style>
    <style:style style:name="Tableau23.D" style:family="table-column">
      <style:table-column-properties style:column-width="1.577cm"/>
    </style:style>
    <style:style style:name="Tableau23.1" style:family="table-row">
      <style:table-row-properties fo:keep-together="auto"/>
    </style:style>
    <style:style style:name="Tableau23.A1" style:family="table-cell">
      <style:table-cell-properties style:vertical-align="top" fo:padding-left="0.191cm" fo:padding-right="0.191cm" fo:padding-top="0cm" fo:padding-bottom="0cm" fo:border="0.5pt solid #000000" style:writing-mode="lr-tb"/>
    </style:style>
    <style:style style:name="Tableau2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4" style:family="table">
      <style:table-properties style:width="18.454cm" fo:margin-left="-0.226cm" table:align="left" style:writing-mode="lr-tb"/>
    </style:style>
    <style:style style:name="Tableau24.A" style:family="table-column">
      <style:table-column-properties style:column-width="7.758cm"/>
    </style:style>
    <style:style style:name="Tableau24.B" style:family="table-column">
      <style:table-column-properties style:column-width="7.955cm"/>
    </style:style>
    <style:style style:name="Tableau24.C" style:family="table-column">
      <style:table-column-properties style:column-width="1.164cm"/>
    </style:style>
    <style:style style:name="Tableau24.D" style:family="table-column">
      <style:table-column-properties style:column-width="1.577cm"/>
    </style:style>
    <style:style style:name="Tableau24.1" style:family="table-row">
      <style:table-row-properties fo:keep-together="auto"/>
    </style:style>
    <style:style style:name="Tableau24.A1" style:family="table-cell">
      <style:table-cell-properties style:vertical-align="top" fo:padding-left="0.191cm" fo:padding-right="0.191cm" fo:padding-top="0cm" fo:padding-bottom="0cm" fo:border="0.5pt solid #000000" style:writing-mode="lr-tb"/>
    </style:style>
    <style:style style:name="Tableau2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5" style:family="table">
      <style:table-properties style:width="18.454cm" fo:margin-left="-0.226cm" table:align="left" style:writing-mode="lr-tb"/>
    </style:style>
    <style:style style:name="Tableau25.A" style:family="table-column">
      <style:table-column-properties style:column-width="5.429cm"/>
    </style:style>
    <style:style style:name="Tableau25.B" style:family="table-column">
      <style:table-column-properties style:column-width="10.283cm"/>
    </style:style>
    <style:style style:name="Tableau25.C" style:family="table-column">
      <style:table-column-properties style:column-width="1.164cm"/>
    </style:style>
    <style:style style:name="Tableau25.D" style:family="table-column">
      <style:table-column-properties style:column-width="1.577cm"/>
    </style:style>
    <style:style style:name="Tableau25.1" style:family="table-row">
      <style:table-row-properties fo:keep-together="auto"/>
    </style:style>
    <style:style style:name="Tableau25.A1" style:family="table-cell">
      <style:table-cell-properties style:vertical-align="top" fo:padding-left="0.191cm" fo:padding-right="0.191cm" fo:padding-top="0cm" fo:padding-bottom="0cm" fo:border="0.5pt solid #000000" style:writing-mode="lr-tb"/>
    </style:style>
    <style:style style:name="Tableau2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6" style:family="table">
      <style:table-properties style:width="18.454cm" fo:margin-left="-0.226cm" table:align="left" style:writing-mode="lr-tb"/>
    </style:style>
    <style:style style:name="Tableau26.A" style:family="table-column">
      <style:table-column-properties style:column-width="5.429cm"/>
    </style:style>
    <style:style style:name="Tableau26.B" style:family="table-column">
      <style:table-column-properties style:column-width="10.283cm"/>
    </style:style>
    <style:style style:name="Tableau26.C" style:family="table-column">
      <style:table-column-properties style:column-width="1.164cm"/>
    </style:style>
    <style:style style:name="Tableau26.D" style:family="table-column">
      <style:table-column-properties style:column-width="1.577cm"/>
    </style:style>
    <style:style style:name="Tableau26.1" style:family="table-row">
      <style:table-row-properties fo:keep-together="auto"/>
    </style:style>
    <style:style style:name="Tableau26.A1" style:family="table-cell">
      <style:table-cell-properties style:vertical-align="top" fo:padding-left="0.191cm" fo:padding-right="0.191cm" fo:padding-top="0cm" fo:padding-bottom="0cm" fo:border="0.5pt solid #000000" style:writing-mode="lr-tb"/>
    </style:style>
    <style:style style:name="Tableau2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7" style:family="table">
      <style:table-properties style:width="18.454cm" fo:margin-left="-0.226cm" table:align="left" style:writing-mode="lr-tb"/>
    </style:style>
    <style:style style:name="Tableau27.A" style:family="table-column">
      <style:table-column-properties style:column-width="5.429cm"/>
    </style:style>
    <style:style style:name="Tableau27.B" style:family="table-column">
      <style:table-column-properties style:column-width="10.283cm"/>
    </style:style>
    <style:style style:name="Tableau27.C" style:family="table-column">
      <style:table-column-properties style:column-width="1.164cm"/>
    </style:style>
    <style:style style:name="Tableau27.D" style:family="table-column">
      <style:table-column-properties style:column-width="1.577cm"/>
    </style:style>
    <style:style style:name="Tableau27.1" style:family="table-row">
      <style:table-row-properties fo:keep-together="auto"/>
    </style:style>
    <style:style style:name="Tableau27.A1" style:family="table-cell">
      <style:table-cell-properties style:vertical-align="top" fo:padding-left="0.191cm" fo:padding-right="0.191cm" fo:padding-top="0cm" fo:padding-bottom="0cm" fo:border="0.5pt solid #000000" style:writing-mode="lr-tb"/>
    </style:style>
    <style:style style:name="Tableau2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 style:family="table">
      <style:table-properties style:width="18.494cm" fo:margin-left="-0.201cm" table:align="left"/>
    </style:style>
    <style:style style:name="Tableau15.A" style:family="table-column">
      <style:table-column-properties style:column-width="1.217cm"/>
    </style:style>
    <style:style style:name="Tableau15.B" style:family="table-column">
      <style:table-column-properties style:column-width="17.277cm"/>
    </style:style>
    <style:style style:name="Tableau15.1" style:family="table-row">
      <style:table-row-properties style:min-row-height="1.111cm"/>
    </style:style>
    <style:style style:name="Tableau15.A1" style:family="table-cell">
      <style:table-cell-properties fo:padding="0.097cm" fo:border-left="0.05pt solid #000000" fo:border-right="none" fo:border-top="0.05pt solid #000000" fo:border-bottom="0.05pt solid #000000"/>
    </style:style>
    <style:style style:name="Tableau15.B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18" style:family="table">
      <style:table-properties style:width="18.389cm" fo:margin-left="-0.095cm" table:align="left"/>
    </style:style>
    <style:style style:name="Tableau18.A" style:family="table-column">
      <style:table-column-properties style:column-width="1.111cm"/>
    </style:style>
    <style:style style:name="Tableau18.B" style:family="table-column">
      <style:table-column-properties style:column-width="17.277cm"/>
    </style:style>
    <style:style style:name="Tableau18.A1" style:family="table-cell">
      <style:table-cell-properties fo:padding="0.097cm" fo:border-left="0.05pt solid #000000" fo:border-right="none" fo:border-top="0.05pt solid #000000" fo:border-bottom="0.05pt solid #000000"/>
    </style:style>
    <style:style style:name="Tableau18.B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B2" style:family="table-cell">
      <style:table-cell-properties fo:padding="0.097cm" fo:border-left="0.05pt solid #000000" fo:border-right="0.05pt solid #000000" fo:border-top="none" fo:border-bottom="0.05pt solid #000000"/>
    </style:style>
    <style:style style:name="Tableau3" style:family="table">
      <style:table-properties style:width="18.389cm" fo:margin-left="-0.095cm" table:align="left"/>
    </style:style>
    <style:style style:name="Tableau3.A" style:family="table-column">
      <style:table-column-properties style:column-width="1.111cm"/>
    </style:style>
    <style:style style:name="Tableau3.B" style:family="table-column">
      <style:table-column-properties style:column-width="17.277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8.389cm" fo:margin-left="-0.069cm" table:align="left"/>
    </style:style>
    <style:style style:name="Tableau4.A" style:family="table-column">
      <style:table-column-properties style:column-width="15.69cm"/>
    </style:style>
    <style:style style:name="Tableau4.B" style:family="table-column">
      <style:table-column-properties style:column-width="1.323cm"/>
    </style:style>
    <style:style style:name="Tableau4.C" style:family="table-column">
      <style:table-column-properties style:column-width="1.376cm"/>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style:font-name="Arial" fo:font-size="9pt" style:font-size-asian="9pt" style:font-size-complex="9pt"/>
    </style:style>
    <style:style style:name="P2" style:family="paragraph" style:parent-style-name="UrbanTitle">
      <style:text-properties style:font-name="Arial" fo:font-size="10pt" style:font-size-asian="10pt" style:font-size-complex="10pt"/>
    </style:style>
    <style:style style:name="P3" style:family="paragraph" style:parent-style-name="UrbanBody">
      <style:text-properties style:font-name="Arial" fo:font-size="10pt" style:font-size-asian="10pt" style:font-size-complex="10pt"/>
    </style:style>
    <style:style style:name="P4" style:family="paragraph" style:parent-style-name="UrbanBody">
      <style:text-properties style:font-name="Arial" fo:font-size="10pt" officeooo:paragraph-rsid="001181d1" style:font-size-asian="10pt" style:font-size-complex="10pt"/>
    </style:style>
    <style:style style:name="P5" style:family="paragraph" style:parent-style-name="UrbanBody">
      <style:text-properties style:font-name="Arial" fo:font-size="10pt" officeooo:paragraph-rsid="001181d1" style:font-size-asian="10pt" style:font-name-complex="Arial" style:font-size-complex="10pt"/>
    </style:style>
    <style:style style:name="P6" style:family="paragraph" style:parent-style-name="UrbanBody">
      <style:text-properties style:font-name="Arial" fo:font-size="10pt" officeooo:paragraph-rsid="001181d1" style:font-size-asian="10pt" style:font-name-complex="Times" style:font-size-complex="10pt"/>
    </style:style>
    <style:style style:name="P7" style:family="paragraph" style:parent-style-name="UrbanBody">
      <style:text-properties style:font-name="Arial" fo:font-size="10pt" officeooo:paragraph-rsid="001181d1" style:font-name-asian="Times" style:font-size-asian="10pt" style:font-name-complex="Times" style:font-size-complex="10pt"/>
    </style:style>
    <style:style style:name="P8" style:family="paragraph" style:parent-style-name="UrbanBody">
      <style:text-properties style:font-name="Arial" fo:font-size="12pt" style:font-size-asian="12pt" style:font-size-complex="12pt"/>
    </style:style>
    <style:style style:name="P9" style:family="paragraph" style:parent-style-name="UrbanBody">
      <style:text-properties style:font-name="Arial" fo:font-size="12pt" fo:font-weight="bold" officeooo:rsid="000f0cbe" officeooo:paragraph-rsid="00110c69" style:font-size-asian="12pt" style:font-weight-asian="bold" style:font-size-complex="12pt" style:font-weight-complex="bold"/>
    </style:style>
    <style:style style:name="P10" style:family="paragraph" style:parent-style-name="Standard">
      <style:text-properties style:text-line-through-style="none" style:text-line-through-type="none" style:font-name="Arial" fo:font-size="10pt" style:text-underline-style="none" fo:font-weight="normal" officeooo:paragraph-rsid="00121e65" style:font-size-asian="10pt" style:font-weight-asian="normal" style:font-name-complex="Arial" style:font-size-complex="10pt"/>
    </style:style>
    <style:style style:name="P11" style:family="paragraph" style:parent-style-name="Standard">
      <style:text-properties style:text-line-through-style="none" style:text-line-through-type="none" style:font-name="Arial" fo:font-size="10pt" style:text-underline-style="none" style:font-size-asian="10pt" style:font-name-complex="Arial" style:font-size-complex="10pt"/>
    </style:style>
    <style:style style:name="P12" style:family="paragraph" style:parent-style-name="Standard">
      <style:text-properties style:text-line-through-style="none" style:text-line-through-type="none" style:font-name="Arial" fo:font-size="10pt" style:text-underline-style="none" officeooo:rsid="00158ebd" officeooo:paragraph-rsid="00158ebd" style:font-size-asian="10pt" style:font-name-complex="Arial" style:font-size-complex="10pt"/>
    </style:style>
    <style:style style:name="P13" style:family="paragraph" style:parent-style-name="Standard">
      <style:text-properties style:text-line-through-style="none" style:text-line-through-type="none" style:font-name="Arial" fo:font-size="10pt" style:text-underline-style="none" officeooo:paragraph-rsid="0012d21e" style:font-size-asian="10pt" style:font-name-complex="Arial" style:font-size-complex="10pt"/>
    </style:style>
    <style:style style:name="P14" style:family="paragraph" style:parent-style-name="Standard">
      <style:text-properties style:text-line-through-style="none" style:text-line-through-type="none" style:font-name="Arial" fo:font-size="10pt" style:text-underline-style="solid" style:text-underline-width="auto" style:text-underline-color="font-color" fo:font-weight="bold" officeooo:rsid="0012d21e" officeooo:paragraph-rsid="0019d9f7" style:font-size-asian="10pt" style:font-weight-asian="bold" style:font-name-complex="Arial" style:font-size-complex="10pt" style:font-weight-complex="bold"/>
    </style:style>
    <style:style style:name="P15" style:family="paragraph" style:parent-style-name="Standard">
      <style:text-properties style:text-line-through-style="none" style:text-line-through-type="none" style:font-name="Arial" fo:font-size="10pt" style:text-underline-style="solid" style:text-underline-width="auto" style:text-underline-color="font-color" fo:font-weight="bold" officeooo:rsid="0012d21e" officeooo:paragraph-rsid="0012d21e" style:font-size-asian="10pt" style:font-weight-asian="bold" style:font-name-complex="Arial" style:font-size-complex="10pt" style:font-weight-complex="bold"/>
    </style:style>
    <style:style style:name="P16" style:family="paragraph" style:parent-style-name="Standard">
      <style:text-properties style:font-name="Arial" fo:font-size="10pt" officeooo:paragraph-rsid="00110c69" style:font-size-asian="10pt" style:font-name-complex="Arial" style:font-size-complex="10pt"/>
    </style:style>
    <style:style style:name="P17" style:family="paragraph" style:parent-style-name="Standard">
      <style:text-properties style:font-name="Arial" fo:font-size="10pt" officeooo:rsid="00110c69" officeooo:paragraph-rsid="00110c69" style:font-size-asian="10pt" style:font-name-complex="Arial" style:font-size-complex="10pt"/>
    </style:style>
    <style:style style:name="P18" style:family="paragraph" style:parent-style-name="Standard">
      <style:text-properties style:font-name="Arial" fo:font-size="10pt" officeooo:rsid="00110c69" officeooo:paragraph-rsid="001af979" style:font-size-asian="10pt" style:font-name-complex="Arial" style:font-size-complex="10pt"/>
    </style:style>
    <style:style style:name="P19" style:family="paragraph" style:parent-style-name="Standard">
      <style:text-properties style:font-name="Arial" fo:font-size="10pt" officeooo:rsid="0012d21e" officeooo:paragraph-rsid="0012d21e" style:font-size-asian="10pt" style:font-name-complex="Arial" style:font-size-complex="10pt"/>
    </style:style>
    <style:style style:name="P20" style:family="paragraph" style:parent-style-name="Standard">
      <style:text-properties style:font-name="Arial" fo:font-size="10pt" officeooo:rsid="001e74ad" officeooo:paragraph-rsid="001e74ad" style:font-size-asian="10pt" style:font-name-complex="Arial" style:font-size-complex="10pt"/>
    </style:style>
    <style:style style:name="P21" style:family="paragraph" style:parent-style-name="Standard">
      <style:text-properties style:font-name="Arial" fo:font-size="10pt" officeooo:paragraph-rsid="00110c69" style:font-size-asian="10pt" style:font-size-complex="10pt"/>
    </style:style>
    <style:style style:name="P22" style:family="paragraph" style:parent-style-name="Standard">
      <style:paragraph-properties style:snap-to-layout-grid="false"/>
      <style:text-properties style:font-name="Arial" fo:font-size="10pt" officeooo:paragraph-rsid="001af979" style:font-size-asian="10pt" style:font-size-complex="10pt"/>
    </style:style>
    <style:style style:name="P23" style:family="paragraph" style:parent-style-name="Standard">
      <style:paragraph-properties style:snap-to-layout-grid="false"/>
      <style:text-properties style:font-name="Arial" fo:font-size="10pt" fo:font-weight="bold" officeooo:paragraph-rsid="001af979" style:font-size-asian="10pt" style:font-weight-asian="bold" style:font-name-complex="Arial" style:font-size-complex="10pt"/>
    </style:style>
    <style:style style:name="P24" style:family="paragraph" style:parent-style-name="Standard">
      <style:paragraph-properties fo:text-align="center" style:justify-single-word="false" style:snap-to-layout-grid="false"/>
      <style:text-properties style:font-name="Arial" fo:font-size="10pt" fo:font-weight="bold" officeooo:paragraph-rsid="001af979" style:font-size-asian="10pt" style:font-weight-asian="bold" style:font-name-complex="Arial" style:font-size-complex="10pt"/>
    </style:style>
    <style:style style:name="P25" style:family="paragraph" style:parent-style-name="Standard">
      <style:paragraph-properties fo:text-align="center" style:justify-single-word="false" style:snap-to-layout-grid="false"/>
      <style:text-properties style:font-name="Arial" fo:font-size="10pt" fo:font-weight="bold" officeooo:rsid="001af979" officeooo:paragraph-rsid="001af979" style:font-size-asian="10pt" style:font-weight-asian="bold" style:font-name-complex="Arial" style:font-size-complex="10pt"/>
    </style:style>
    <style:style style:name="P26" style:family="paragraph" style:parent-style-name="Standard">
      <style:paragraph-properties style:snap-to-layout-grid="false"/>
      <style:text-properties style:font-name="Arial" fo:font-size="10pt" fo:font-weight="bold" officeooo:rsid="001af979" officeooo:paragraph-rsid="001af979" style:font-size-asian="10pt" style:font-weight-asian="bold" style:font-name-complex="Arial" style:font-size-complex="10pt"/>
    </style:style>
    <style:style style:name="P27" style:family="paragraph" style:parent-style-name="Standard">
      <style:text-properties style:font-name="Arial" fo:font-size="10pt" style:text-underline-style="solid" style:text-underline-width="auto" style:text-underline-color="font-color" fo:font-weight="bold" officeooo:rsid="001af979" officeooo:paragraph-rsid="001af979" style:font-size-asian="10pt" style:font-weight-asian="bold" style:font-name-complex="Arial" style:font-size-complex="10pt" style:font-weight-complex="bold"/>
    </style:style>
    <style:style style:name="P28" style:family="paragraph" style:parent-style-name="Standard">
      <style:text-properties style:font-name="Arial" fo:font-size="10pt" style:text-underline-style="solid" style:text-underline-width="auto" style:text-underline-color="font-color" fo:font-weight="bold" officeooo:rsid="00110c69" officeooo:paragraph-rsid="00110c69" style:font-size-asian="10pt" style:font-weight-asian="bold" style:font-name-complex="Arial" style:font-size-complex="10pt" style:font-weight-complex="bold"/>
    </style:style>
    <style:style style:name="P29" style:family="paragraph" style:parent-style-name="Standard">
      <style:text-properties style:font-name="Arial" fo:font-size="10pt" style:text-underline-style="solid" style:text-underline-width="auto" style:text-underline-color="font-color" fo:font-weight="bold" officeooo:rsid="0012d21e" officeooo:paragraph-rsid="0012d21e" style:font-size-asian="10pt" style:font-weight-asian="bold" style:font-name-complex="Arial" style:font-size-complex="10pt" style:font-weight-complex="bold"/>
    </style:style>
    <style:style style:name="P30" style:family="paragraph" style:parent-style-name="Standard">
      <style:text-properties style:font-name="Arial" fo:font-size="10pt" style:text-underline-style="solid" style:text-underline-width="auto" style:text-underline-color="font-color" fo:font-weight="bold" officeooo:rsid="001e74ad" officeooo:paragraph-rsid="001e74ad" style:font-size-asian="10pt" style:font-weight-asian="bold" style:font-name-complex="Arial" style:font-size-complex="10pt" style:font-weight-complex="bold"/>
    </style:style>
    <style:style style:name="P31" style:family="paragraph" style:parent-style-name="Standard">
      <style:paragraph-properties fo:padding-left="0.141cm" fo:padding-right="0.141cm" fo:padding-top="0.035cm" fo:padding-bottom="0.035cm" fo:border="0.51pt solid #000000"/>
      <style:text-properties fo:font-variant="small-caps" style:font-name="Arial" fo:font-size="10pt" style:text-underline-style="solid" style:text-underline-width="auto" style:text-underline-color="font-color" fo:font-weight="bold" officeooo:paragraph-rsid="001cc540" style:font-size-asian="10pt" style:font-weight-asian="bold" style:font-name-complex="Arial" style:font-size-complex="10pt"/>
    </style:style>
    <style:style style:name="P32" style:family="paragraph" style:parent-style-name="Standard">
      <style:paragraph-properties fo:padding-left="0.141cm" fo:padding-right="0.141cm" fo:padding-top="0.035cm" fo:padding-bottom="0.035cm" fo:border="0.51pt solid #000000"/>
      <style:text-properties style:font-name="Arial" fo:font-size="10pt" officeooo:paragraph-rsid="001cc540" style:font-size-asian="10pt" style:font-size-complex="10pt"/>
    </style:style>
    <style:style style:name="P33" style:family="paragraph" style:parent-style-name="Standard">
      <style:paragraph-properties fo:padding-left="0.141cm" fo:padding-right="0.141cm" fo:padding-top="0.035cm" fo:padding-bottom="0.035cm" fo:border="0.51pt solid #000000"/>
      <style:text-properties style:font-name="Arial" fo:font-size="10pt" officeooo:paragraph-rsid="001cc540" style:font-size-asian="10pt" style:font-name-complex="Arial" style:font-size-complex="10pt"/>
    </style:style>
    <style:style style:name="P34" style:family="paragraph" style:parent-style-name="Standard">
      <style:paragraph-properties fo:padding-left="0.141cm" fo:padding-right="0.141cm" fo:padding-top="0.035cm" fo:padding-bottom="0.035cm" fo:border="0.51pt solid #000000"/>
      <style:text-properties style:font-name="Arial" fo:font-size="10pt" fo:font-weight="normal" officeooo:paragraph-rsid="001cc540" style:font-size-asian="10pt" style:font-weight-asian="normal" style:font-name-complex="Arial" style:font-size-complex="10pt" style:font-weight-complex="normal"/>
    </style:style>
    <style:style style:name="P35" style:family="paragraph" style:parent-style-name="Standard">
      <style:paragraph-properties fo:padding-left="0.141cm" fo:padding-right="0.141cm" fo:padding-top="0.035cm" fo:padding-bottom="0.035cm" fo:border="0.51pt solid #000000" style:snap-to-layout-grid="false"/>
      <style:text-properties style:font-name="Arial" fo:font-size="10pt" fo:font-weight="normal" officeooo:rsid="001af979" officeooo:paragraph-rsid="001cc540" style:font-size-asian="10pt" style:font-weight-asian="normal" style:font-name-complex="Arial" style:font-size-complex="10pt"/>
    </style:style>
    <style:style style:name="P36" style:family="paragraph" style:parent-style-name="Standard">
      <style:paragraph-properties fo:margin-top="0cm" fo:margin-bottom="0.106cm" loext:contextual-spacing="false" fo:padding-left="0.141cm" fo:padding-right="0.141cm" fo:padding-top="0.035cm" fo:padding-bottom="0.035cm" fo:border="0.51pt solid #000000"/>
      <style:text-properties style:font-name="Arial" fo:font-size="10pt" fo:font-style="normal" fo:font-weight="normal" officeooo:paragraph-rsid="00110c69" style:font-size-asian="10pt" style:font-style-asian="normal" style:font-weight-asian="normal" style:font-size-complex="10pt" style:font-style-complex="normal" style:font-weight-complex="normal"/>
    </style:style>
    <style:style style:name="P37" style:family="paragraph" style:parent-style-name="Standard">
      <style:paragraph-properties fo:margin-top="0cm" fo:margin-bottom="0.106cm" loext:contextual-spacing="false" fo:padding-left="0.141cm" fo:padding-right="0.141cm" fo:padding-top="0.035cm" fo:padding-bottom="0.035cm" fo:border="0.51pt solid #000000"/>
      <style:text-properties style:font-name="Arial" fo:font-size="10pt" officeooo:paragraph-rsid="00110c69" style:font-size-asian="10pt" style:font-size-complex="10pt"/>
    </style:style>
    <style:style style:name="P38" style:family="paragraph" style:parent-style-name="Standard">
      <style:paragraph-properties fo:margin-top="0cm" fo:margin-bottom="0.106cm" loext:contextual-spacing="false" fo:padding-left="0.141cm" fo:padding-right="0.141cm" fo:padding-top="0.035cm" fo:padding-bottom="0.035cm" fo:border="0.51pt solid #000000"/>
      <style:text-properties style:font-name="Arial" fo:font-size="10pt" officeooo:rsid="00242211" officeooo:paragraph-rsid="00242211" style:font-size-asian="10pt" style:font-name-complex="Arial" style:font-size-complex="10pt"/>
    </style:style>
    <style:style style:name="P39" style:family="paragraph" style:parent-style-name="Default">
      <style:paragraph-properties fo:break-before="page"/>
      <style:text-properties style:text-line-through-style="none" style:text-line-through-type="none" style:font-name="Arial" fo:font-size="10pt" style:text-underline-style="none" officeooo:rsid="00110c69" officeooo:paragraph-rsid="0012d21e" style:font-size-asian="10pt" style:font-name-complex="Arial" style:font-size-complex="10pt"/>
    </style:style>
    <style:style style:name="P40" style:family="paragraph" style:parent-style-name="Default">
      <style:paragraph-properties fo:break-before="page"/>
      <style:text-properties style:font-name="Arial" fo:font-size="10pt" officeooo:paragraph-rsid="00121e65" style:font-size-asian="10pt" style:font-name-complex="Arial" style:font-size-complex="10pt"/>
    </style:style>
    <style:style style:name="P41" style:family="paragraph" style:parent-style-name="Default">
      <style:paragraph-properties fo:break-before="page"/>
      <style:text-properties style:font-name="Arial" fo:font-size="10pt" officeooo:rsid="00110c69" officeooo:paragraph-rsid="0012d21e" style:font-size-asian="10pt" style:font-name-complex="Arial" style:font-size-complex="10pt"/>
    </style:style>
    <style:style style:name="P42" style:family="paragraph" style:parent-style-name="Standard">
      <style:paragraph-properties fo:break-before="page"/>
      <style:text-properties style:text-line-through-style="none" style:text-line-through-type="none" style:font-name="Arial" fo:font-size="10pt" style:text-underline-style="none" officeooo:rsid="00110c69" officeooo:paragraph-rsid="0012d21e" style:font-size-asian="10pt" style:font-name-complex="Arial" style:font-size-complex="10pt"/>
    </style:style>
    <style:style style:name="P43" style:family="paragraph" style:parent-style-name="Standard">
      <style:paragraph-properties fo:margin-top="0cm" fo:margin-bottom="0.212cm" loext:contextual-spacing="false" style:snap-to-layout-grid="false"/>
      <style:text-properties style:font-name="Arial" fo:font-size="10pt" officeooo:paragraph-rsid="001af979" style:font-size-asian="10pt" style:font-size-complex="10pt"/>
    </style:style>
    <style:style style:name="P44" style:family="paragraph" style:parent-style-name="Standard">
      <style:paragraph-properties fo:margin-top="0cm" fo:margin-bottom="0.212cm" loext:contextual-spacing="false" style:snap-to-layout-grid="false"/>
      <style:text-properties style:font-name="Arial" fo:font-size="10pt" officeooo:paragraph-rsid="001af979" style:font-size-asian="10pt" style:font-name-complex="Arial" style:font-size-complex="10pt"/>
    </style:style>
    <style:style style:name="P45" style:family="paragraph" style:parent-style-name="Standard">
      <style:paragraph-properties fo:margin-top="0cm" fo:margin-bottom="0.212cm" loext:contextual-spacing="false" fo:text-align="center" style:justify-single-word="false" style:snap-to-layout-grid="false"/>
      <style:text-properties style:font-name="Arial" fo:font-size="10pt" fo:font-weight="bold" officeooo:paragraph-rsid="001af979" style:font-size-asian="10pt" style:font-weight-asian="bold" style:font-name-complex="Arial" style:font-size-complex="10pt"/>
    </style:style>
    <style:style style:name="P46" style:family="paragraph" style:parent-style-name="Standard">
      <style:paragraph-properties fo:margin-top="0cm" fo:margin-bottom="0.212cm" loext:contextual-spacing="false" fo:text-align="center" style:justify-single-word="false" style:snap-to-layout-grid="false"/>
      <style:text-properties style:font-name="Arial" fo:font-size="10pt" fo:font-weight="bold" officeooo:paragraph-rsid="001af979" style:font-name-asian="Arial" style:font-size-asian="10pt" style:font-weight-asian="bold" style:font-name-complex="Arial" style:font-size-complex="10pt"/>
    </style:style>
    <style:style style:name="P47" style:family="paragraph" style:parent-style-name="Standard">
      <style:paragraph-properties fo:margin-top="0cm" fo:margin-bottom="0.109cm" loext:contextual-spacing="false" style:snap-to-layout-grid="false"/>
      <style:text-properties style:font-name="Arial" fo:font-size="10pt" officeooo:paragraph-rsid="001af979" style:font-size-asian="10pt" style:font-name-complex="Arial" style:font-size-complex="10pt"/>
    </style:style>
    <style:style style:name="P48" style:family="paragraph" style:parent-style-name="Standard">
      <style:paragraph-properties fo:margin-top="0cm" fo:margin-bottom="0.109cm" loext:contextual-spacing="false" fo:text-align="center" style:justify-single-word="false" style:snap-to-layout-grid="false"/>
      <style:text-properties style:font-name="Arial" fo:font-size="10pt" fo:font-weight="bold" officeooo:paragraph-rsid="001af979" style:font-size-asian="10pt" style:font-weight-asian="bold" style:font-name-complex="Arial" style:font-size-complex="10pt"/>
    </style:style>
    <style:style style:name="P49" style:family="paragraph" style:parent-style-name="Table_20_Contents">
      <style:text-properties style:font-name="Arial" fo:font-size="10pt" style:font-size-asian="10pt" style:font-name-complex="Arial" style:font-size-complex="10pt"/>
    </style:style>
    <style:style style:name="P50" style:family="paragraph" style:parent-style-name="Table_20_Contents">
      <style:text-properties style:font-name="Arial" fo:font-size="10pt" officeooo:rsid="00110c69" officeooo:paragraph-rsid="00110c69" style:font-size-asian="10pt" style:font-name-complex="Arial" style:font-size-complex="10pt"/>
    </style:style>
    <style:style style:name="P51" style:family="paragraph" style:parent-style-name="Table_20_Contents">
      <style:text-properties style:font-name="Arial" fo:font-size="10pt" officeooo:rsid="00110c69" officeooo:paragraph-rsid="0018b8fa" style:font-size-asian="10pt" style:font-name-complex="Arial" style:font-size-complex="10pt"/>
    </style:style>
    <style:style style:name="P52" style:family="paragraph" style:parent-style-name="Table_20_Contents">
      <style:text-properties style:font-name="Arial" fo:font-size="10pt" officeooo:rsid="0012d21e" officeooo:paragraph-rsid="0012d21e" style:font-size-asian="10pt" style:font-name-complex="Arial" style:font-size-complex="10pt"/>
    </style:style>
    <style:style style:name="P53" style:family="paragraph" style:parent-style-name="Table_20_Contents">
      <style:text-properties style:font-name="Arial" fo:font-size="10pt" officeooo:rsid="0019d9f7" officeooo:paragraph-rsid="0019d9f7" style:font-size-asian="10pt" style:font-name-complex="Arial" style:font-size-complex="10pt"/>
    </style:style>
    <style:style style:name="P54" style:family="paragraph" style:parent-style-name="Table_20_Contents">
      <style:text-properties style:font-name="Arial" fo:font-size="10pt" officeooo:rsid="00158ebd" officeooo:paragraph-rsid="00158ebd" style:font-size-asian="10pt" style:font-name-complex="Arial" style:font-size-complex="10pt"/>
    </style:style>
    <style:style style:name="P55" style:family="paragraph" style:parent-style-name="Table_20_Contents">
      <style:text-properties style:font-name="Arial" fo:font-size="10pt" officeooo:rsid="001af979" officeooo:paragraph-rsid="001af979" style:font-size-asian="10pt" style:font-name-complex="Arial" style:font-size-complex="10pt"/>
    </style:style>
    <style:style style:name="P56" style:family="paragraph" style:parent-style-name="Table_20_Contents">
      <style:paragraph-properties fo:text-align="center" style:justify-single-word="false"/>
      <style:text-properties style:font-name="Arial" fo:font-size="10pt" officeooo:rsid="001af979" officeooo:paragraph-rsid="001af979" style:font-size-asian="10pt" style:font-name-complex="Arial" style:font-size-complex="10pt"/>
    </style:style>
    <style:style style:name="P57" style:family="paragraph" style:parent-style-name="Table_20_Contents">
      <style:text-properties style:font-name="Arial" fo:font-size="10pt" officeooo:rsid="001e74ad" officeooo:paragraph-rsid="001e74ad" style:font-size-asian="10pt" style:font-name-complex="Arial" style:font-size-complex="10pt"/>
    </style:style>
    <style:style style:name="P58" style:family="paragraph" style:parent-style-name="Table_20_Contents">
      <style:paragraph-properties fo:text-align="center" style:justify-single-word="false"/>
      <style:text-properties style:font-name="Arial" fo:font-size="10pt" officeooo:rsid="001e74ad" officeooo:paragraph-rsid="001e74ad" style:font-size-asian="10pt" style:font-name-complex="Arial" style:font-size-complex="10pt"/>
    </style:style>
    <style:style style:name="P59" style:family="paragraph" style:parent-style-name="Table_20_Contents">
      <style:text-properties style:font-name="Arial" fo:font-size="10pt" officeooo:rsid="0020ae16" officeooo:paragraph-rsid="0020ae16" style:font-size-asian="10pt" style:font-name-complex="Arial" style:font-size-complex="10pt"/>
    </style:style>
    <style:style style:name="P60" style:family="paragraph" style:parent-style-name="Table_20_Contents">
      <style:text-properties style:font-name="Arial" fo:font-size="10pt" officeooo:rsid="00232e71" officeooo:paragraph-rsid="00232e71" style:font-size-asian="10pt" style:font-name-complex="Arial" style:font-size-complex="10pt"/>
    </style:style>
    <style:style style:name="P61" style:family="paragraph" style:parent-style-name="Table_20_Contents">
      <style:text-properties style:font-name="Arial" fo:font-size="10pt" fo:font-weight="bold" officeooo:rsid="0019d9f7" officeooo:paragraph-rsid="0019d9f7" style:font-size-asian="10pt" style:font-weight-asian="bold" style:font-name-complex="Arial" style:font-size-complex="10pt" style:font-weight-complex="bold"/>
    </style:style>
    <style:style style:name="P62" style:family="paragraph" style:parent-style-name="Table_20_Contents">
      <style:text-properties style:font-name="Arial" fo:font-size="10pt" fo:font-weight="bold" officeooo:rsid="00200265" officeooo:paragraph-rsid="00200265" style:font-size-asian="10pt" style:font-weight-asian="bold" style:font-name-complex="Arial" style:font-size-complex="10pt" style:font-weight-complex="bold"/>
    </style:style>
    <style:style style:name="P63" style:family="paragraph" style:parent-style-name="Table_20_Contents">
      <style:text-properties style:font-name="Arial" fo:font-size="8pt" officeooo:rsid="001af979" officeooo:paragraph-rsid="001af979" style:font-size-asian="8pt" style:font-name-complex="Arial" style:font-size-complex="8pt"/>
    </style:style>
    <style:style style:name="P64" style:family="paragraph" style:parent-style-name="Table_20_Contents">
      <style:text-properties style:font-name="Arial" fo:font-size="8pt" officeooo:rsid="001af979" officeooo:paragraph-rsid="0020ae16" style:font-size-asian="8pt" style:font-name-complex="Arial" style:font-size-complex="8pt"/>
    </style:style>
    <style:style style:name="P65" style:family="paragraph" style:parent-style-name="Table_20_Contents">
      <style:paragraph-properties fo:text-align="start" style:justify-single-word="false"/>
      <style:text-properties style:font-name="Arial" fo:font-size="12pt" style:text-underline-style="none" fo:font-weight="bold" officeooo:paragraph-rsid="00200265" style:font-size-asian="12pt" style:font-weight-asian="bold" style:font-size-complex="12pt" style:font-weight-complex="bold"/>
    </style:style>
    <style:style style:name="P66" style:family="paragraph" style:parent-style-name="UrbanTitle2">
      <style:text-properties style:font-name="Arial" fo:font-size="10pt" style:font-size-asian="10pt" style:font-size-complex="10pt"/>
    </style:style>
    <style:style style:name="P67" style:family="paragraph" style:parent-style-name="UrbanTitle2">
      <style:text-properties style:font-name="Arial" fo:font-size="10pt" fo:language="fr" fo:country="BE" style:font-size-asian="10pt" style:font-size-complex="10pt"/>
    </style:style>
    <style:style style:name="P68" style:family="paragraph" style:parent-style-name="Default">
      <style:text-properties style:text-line-through-style="none" style:text-line-through-type="none" style:font-name="Arial" fo:font-size="10pt" style:text-underline-style="none" fo:font-weight="normal" officeooo:paragraph-rsid="00121e65" style:font-size-asian="10pt" style:font-weight-asian="normal" style:font-name-complex="Arial" style:font-size-complex="10pt"/>
    </style:style>
    <style:style style:name="P69" style:family="paragraph" style:parent-style-name="Default">
      <style:text-properties style:text-line-through-style="none" style:text-line-through-type="none" style:font-name="Arial" fo:font-size="10pt" style:text-underline-style="none" officeooo:paragraph-rsid="00121e65" style:font-size-asian="10pt" style:font-name-complex="Arial" style:font-size-complex="10pt"/>
    </style:style>
    <style:style style:name="P70" style:family="paragraph" style:parent-style-name="Default">
      <style:text-properties style:font-name="Arial" fo:font-size="10pt" officeooo:paragraph-rsid="00121e65" style:font-size-asian="10pt" style:font-name-complex="Arial" style:font-size-complex="10pt"/>
    </style:style>
    <style:style style:name="P71" style:family="paragraph" style:parent-style-name="UrbanTitle">
      <style:text-properties style:font-name="Arial" fo:font-size="14pt" style:text-underline-style="none" style:font-size-asian="14pt" style:font-size-complex="14pt"/>
    </style:style>
    <style:style style:name="P7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bold" style:font-weight-asian="bold" style:font-name-complex="Arial"/>
    </style:style>
    <style:style style:name="T3" style:family="text">
      <style:text-properties fo:font-weight="bold" style:font-name-asian="Arial" style:font-weight-asian="bold" style:font-name-complex="Arial"/>
    </style:style>
    <style:style style:name="T4" style:family="text">
      <style:text-properties fo:font-weight="bold" officeooo:rsid="001af979" style:font-name-asian="Arial" style:font-weight-asian="bold" style:font-name-complex="Arial"/>
    </style:style>
    <style:style style:name="T5" style:family="text">
      <style:text-properties fo:font-weight="normal" style:font-weight-asian="normal" style:font-weight-complex="normal"/>
    </style:style>
    <style:style style:name="T6" style:family="text">
      <style:text-properties fo:color="#000000" fo:language="fr" fo:country="BE" style:text-underline-style="none" style:font-name-asian="Arial" style:font-name-complex="Arial"/>
    </style:style>
    <style:style style:name="T7" style:family="text">
      <style:text-properties style:use-window-font-color="true" fo:language="fr" fo:country="BE" style:text-underline-style="none" officeooo:rsid="0022431e" style:font-name-complex="Arial"/>
    </style:style>
    <style:style style:name="T8" style:family="text">
      <style:text-properties officeooo:rsid="000f0cbe"/>
    </style:style>
    <style:style style:name="T9" style:family="text">
      <style:text-properties fo:font-variant="small-caps" style:text-underline-style="solid" style:text-underline-width="auto" style:text-underline-color="font-color" fo:font-weight="bold" style:font-weight-asian="bold" style:font-name-complex="Arial"/>
    </style:style>
    <style:style style:name="T10" style:family="text">
      <style:text-properties fo:font-variant="small-caps" style:text-underline-style="solid" style:text-underline-width="auto" style:text-underline-color="font-color" fo:font-weight="bold" officeooo:rsid="001cc540" style:font-weight-asian="bold" style:font-name-complex="Arial"/>
    </style:style>
    <style:style style:name="T11" style:family="text">
      <style:text-properties fo:font-variant="small-caps" style:text-underline-style="solid" style:text-underline-width="auto" style:text-underline-color="font-color" fo:font-weight="bold" style:font-name-asian="Arial" style:font-weight-asian="bold" style:font-name-complex="Arial"/>
    </style:style>
    <style:style style:name="T12" style:family="text">
      <style:text-properties style:font-name-asian="Times"/>
    </style:style>
    <style:style style:name="T13" style:family="text">
      <style:text-properties style:text-line-through-style="none" style:text-line-through-type="none" style:text-underline-style="none"/>
    </style:style>
    <style:style style:name="T14" style:family="text">
      <style:text-properties style:text-line-through-style="none" style:text-line-through-type="none" style:text-underline-style="none" officeooo:rsid="0012d21e"/>
    </style:style>
    <style:style style:name="T15" style:family="text">
      <style:text-properties officeooo:rsid="0018b8fa"/>
    </style:style>
    <style:style style:name="T16" style:family="text">
      <style:text-properties officeooo:rsid="0019d9f7"/>
    </style:style>
    <style:style style:name="T17" style:family="text">
      <style:text-properties style:font-name-complex="Arial"/>
    </style:style>
    <style:style style:name="T18" style:family="text">
      <style:text-properties officeooo:rsid="00110c69" style:font-name-complex="Arial"/>
    </style:style>
    <style:style style:name="T19" style:family="text">
      <style:text-properties officeooo:rsid="001cc540" style:font-name-complex="Arial"/>
    </style:style>
    <style:style style:name="T20" style:family="text">
      <style:text-properties officeooo:rsid="00200265" style:font-name-complex="Arial"/>
    </style:style>
    <style:style style:name="T21" style:family="text">
      <style:text-properties style:font-name-asian="Arial" style:font-name-complex="Arial"/>
    </style:style>
    <style:style style:name="T22" style:family="text">
      <style:text-properties style:font-name-asian="Arial" style:font-weight-complex="normal"/>
    </style:style>
    <style:style style:name="T23" style:family="text">
      <style:text-properties officeooo:rsid="001cc540"/>
    </style:style>
    <style:style style:name="T24" style:family="text">
      <style:text-properties style:font-weight-complex="normal"/>
    </style:style>
    <style:style style:name="T25" style:family="text">
      <style:text-properties officeooo:rsid="00200265"/>
    </style:style>
    <style:style style:name="T26" style:family="text">
      <style:text-properties officeooo:rsid="0020ae16"/>
    </style:style>
    <style:style style:name="T27" style:family="text">
      <style:text-properties style:text-underline-style="solid" style:text-underline-width="auto" style:text-underline-color="font-color"/>
    </style:style>
    <style:style style:name="T28" style:family="text">
      <style:text-properties officeooo:rsid="0025e37f"/>
    </style:style>
    <style:style style:name="T29" style:family="text">
      <style:text-properties style:use-window-font-color="true" style:text-outline="false" style:text-line-through-style="none" style:text-line-through-type="none" style:text-position="0% 100%" style:font-name="DejaVu Sans2"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text-scale="100%" style:font-relief="none"/>
    </style:style>
    <style:style style:name="T30" style:family="text">
      <style:text-properties style:use-window-font-color="true" style:text-outline="false" style:text-line-through-style="none" style:text-line-through-type="none" style:text-position="0% 100%" style:font-name="Waree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1" style:family="text">
      <style:text-properties fo:color="#000000" style:text-outline="false" style:text-line-through-style="none" style:text-line-through-type="none" style:text-position="0% 100%" style:font-name="DejaVu Sans2"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text-scale="100%" style:font-relief="non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Fiche <text:span text:style-name="T8">d'analyse</text:span> du service urbanisme – <text:span text:style-name="T8">Commune de </text:span><text:span text:style-name="T8"><text:text-input text:description="">tool.getCityName()</text:text-input></text:span></text:p>
      <text:p text:style-name="P2"/>
      <text:p text:style-name="P65"><text:span text:style-name="T28">Référence : </text:span><text:text-input text:description="">self.getReference()</text:text-input></text:p>
      <text:p text:style-name="P8"><office:annotation><dc:creator>Gauthier Bastien</dc:creator><dc:date>2011-02-16T16:12:24</dc:date><text:p text:style-name="P72"><text:span text:style-name="T29">do text if len(self.getApplicants()) &gt; 1</text:span></text:p></office:annotation><text:span text:style-name="T1">Demandeurs :</text:span> <text:text-input text:description="Demandeurs">self.getApplicantsSignaletic()</text:text-input></text:p>
      <text:p text:style-name="P8"><office:annotation><dc:creator>Gauthier Bastien</dc:creator><dc:date>2011-02-16T16:13:21</dc:date><text:p text:style-name="P72"><text:span text:style-name="T31">do text if not len(self.getApplicants()) &gt; 1</text:span></text:p></office:annotation><text:span text:style-name="T1">Demandeur :</text:span> <text:s/><text:text-input text:description="Demandeurs">self.getApplicantsSignaletic()</text:text-input></text:p>
      <text:p text:style-name="P8"><text:span text:style-name="T1">Objet :</text:span> <text:text-input text:description="Objet des travaux">self.getLicenceSubject()</text:text-input></text:p>
      <text:p text:style-name="P8"><text:span text:style-name="T1">Situation : </text:span><text:text-input text:description="Situation des travaux">self.getWorkLocationSignaletic()</text:text-input></text:p>
      <text:p text:style-name="P9">Référence cadastrale : <text:span text:style-name="T5"><text:text-input text:description="Parcelles">self.getPortionOutsText()</text:text-input></text:span></text:p>
      <text:p text:style-name="P3"/>
      <text:p text:style-name="P36"><text:span text:style-name="T17">Plan</text:span><text:span text:style-name="T21"> </text:span><text:span text:style-name="T17">de</text:span><text:span text:style-name="T21"> </text:span><text:span text:style-name="T17">secteur :</text:span><text:span text:style-name="T21"> </text:span><text:span text:style-name="T6"><text:text-input text:description="Bien-Parcelles">self.folderZone</text:text-input></text:span></text:p>
      <text:p text:style-name="P36"><text:span text:style-name="T18">G</text:span><text:span text:style-name="T17">.C.U. :</text:span><text:span text:style-name="T21"> </text:span><text:span text:style-name="T17">aire </text:span><text:span text:style-name="T20">et périmètre</text:span><text:span text:style-name="T21"> </text:span><text:span text:style-name="T17">n°</text:span><text:span text:style-name="T7"><text:text-input text:description="Bien-Parcelles">self.township_guide</text:text-input></text:span></text:p>
      <text:p text:style-name="P36"><text:span text:style-name="T17">S.</text:span><text:span text:style-name="T18">D</text:span><text:span text:style-name="T17">.C. :</text:span><text:span text:style-name="T21"> </text:span><text:span text:style-name="T17">aire </text:span><text:span text:style-name="T20">et périmètre</text:span><text:span text:style-name="T21"> </text:span><text:span text:style-name="T17">n° </text:span><text:span text:style-name="T7"><text:text-input text:description="Bien-Parcelles">self.SDC</text:text-input></text:span></text:p>
      <text:p text:style-name="P37"><text:span text:style-name="T17">Alignement :</text:span><text:span text:style-name="T21">………………………………………………………………………………………………</text:span><text:span text:style-name="T17">..</text:span></text:p>
      <text:p text:style-name="P37"><text:span text:style-name="T17">Superficie</text:span><text:span text:style-name="T21"> </text:span><text:span text:style-name="T17">de</text:span><text:span text:style-name="T21"> </text:span><text:span text:style-name="T17">la</text:span><text:span text:style-name="T21"> </text:span><text:span text:style-name="T17">parcelle :</text:span><text:span text:style-name="T21">…………………………………………………………………………………</text:span><text:span text:style-name="T17">.</text:span></text:p>
      <text:p text:style-name="P38">Lotissement : ……………………………………………………………………………………………….</text:p>
      <text:p text:style-name="P16"/>
      <text:p text:style-name="P4"><office:annotation><dc:creator>sde </dc:creator><dc:date>2012-03-26T14:29:09</dc:date><text:p text:style-name="P72"><text:span text:style-name="T30">do text if not self.getBuildlicencesOfTheParcels()</text:span></text:p></office:annotation>Le bien en cause n'a pas fait l'objet d'un permis de bâtir ou d'urbanisme délivré après le 1er janvier 1977 ;</text:p>
      <text:p text:style-name="P4"><office:annotation><dc:creator>sde </dc:creator><dc:date>2012-03-26T14:29:09</dc:date><text:p text:style-name="P72"><text:span text:style-name="T30">do text if len(self.getBuildlicencesOfTheParcels()) == 1</text:span></text:p></office:annotation>Le bien en cause a fait l'objet du permis de bâtir ou d'urbanisme délivré après le 1er janvier 1977 :</text:p>
      <text:p text:style-name="P7"><office:annotation><dc:creator>sde </dc:creator><dc:date>2012-03-26T14:29:09</dc:date><text:p text:style-name="P72"><text:span text:style-name="T30">do text if len(self.getBuildlicencesOfTheParcels()) &gt; 1</text:span></text:p></office:annotation>Le bien en cause a fait l'objet de <text:span text:style-name="T25">plusieurs</text:span> permis de bâtir ou d'urbanisme délivrés après le 1er janvier 1977:</text:p>
      <text:section text:style-name="Sect1" text:name="Section7">
        <text:p text:style-name="P7"><office:annotation><dc:creator>sde </dc:creator><dc:date>2012-03-26T14:29:09</dc:date><text:p text:style-name="P72"><text:span text:style-name="T30">do section for buildlicence in self.getBuildlicencesOfTheParcels()</text:span></text:p></office:annotation>- <text:text-input text:description="Cadastre">buildlicence.getReference()</text:text-input><text:s/>délivré le <text:text-input text:description="Cadastre">buildlicence.getLastTheLicence().getFormattedDate(date='decisionDate')</text:text-input><text:s/>en vue de : <text:text-input text:description="Cadastre">buildlicence.getLicenceSubject()</text:text-input>.</text:p>
      </text:section>
      <text:p text:style-name="P4"/>
      <text:p text:style-name="P4"><office:annotation><dc:creator>sde </dc:creator><dc:date>2012-03-26T14:29:09</dc:date><text:p text:style-name="P72"><text:span text:style-name="T30">do text if not self.getParceloutlicenceOfTheParcels()</text:span></text:p></office:annotation>Le bien en cause n'a pas fait l'objet d'un permis de lotir ou d'urbanisation délivré après le 1er janvier 1977 ;</text:p>
      <text:p text:style-name="P7"><office:annotation><dc:creator>sde </dc:creator><dc:date>2012-03-26T14:29:09</dc:date><text:p text:style-name="P72"><text:span text:style-name="T30">do text if self.getParceloutlicenceOfTheParcels()</text:span></text:p></office:annotation>Le bien en cause a fait l'objet du permis de lotir ou d'urbanisation délivré après le 1er janvier 1977 éventuellement périmé:<text:line-break/>- <text:text-input text:description="Cadastre">parceloutlicence.getReference()</text:text-input><text:s/>portant sur la création de <text:text-input text:description="Cadastre">parceloutlicence.getParcelsNumber()</text:text-input><text:s/>lots.<text:line-break/>Ce permis a été modifié par les permis suivants :</text:p>
      <text:p text:style-name="P5"/>
      <text:p text:style-name="P4"><office:annotation><dc:creator>sde </dc:creator><dc:date>2012-03-26T14:29:09</dc:date><text:p text:style-name="P72"><text:span text:style-name="T30">do text if not self.getUrbanCertificateOneOfTheParcels() and <text:s/>not self.getUrbanCertificateTwoOfTheParcels()</text:span></text:p></office:annotation>Le bien en cause n'a pas fait l'objet d'un certificat d'urbanisme datant de moins de deux ans ;</text:p>
      <text:p text:style-name="P4"><office:annotation><dc:creator>sde </dc:creator><dc:date>2012-03-26T14:29:09</dc:date><text:p text:style-name="P72"><text:span text:style-name="T30">do text if len(self.getUrbanCertificateOneOfTheParcels()) == 1</text:span></text:p></office:annotation>Le bien en cause a fait l'objet du certificat d'urbanisme n°1 datant de moins de deux ans:</text:p>
      <text:p text:style-name="P7"><office:annotation><dc:creator>sde </dc:creator><dc:date>2012-03-26T14:29:09</dc:date><text:p text:style-name="P72"><text:span text:style-name="T30">do text if len(self.getUrbanCertificateOneOfTheParcels()) &gt; 1</text:span></text:p></office:annotation>Le bien en cause a fait l'objet des certificats d'urbanisme n°1 datant de moins de deux ans:</text:p>
      <text:section text:style-name="Sect1" text:name="Section8">
        <text:p text:style-name="P7"><office:annotation><dc:creator>sde </dc:creator><dc:date>2012-03-26T14:29:09</dc:date><text:p text:style-name="P72"><text:span text:style-name="T30">do section for certificate in self.getUrbanCertificateOneOfTheParcels()</text:span></text:p></office:annotation>- <text:text-input text:description="Cadastre">certificate.getReference()</text:text-input><text:s/>délivré le <text:text-input text:description="Cadastre">certificate.getLastTheLicence().getFormattedDate(date='decisionDate')</text:text-input><text:s/>en vue de : <text:text-input text:description="Cadastre">certificate.getLicenceSubject()</text:text-input>.</text:p>
      </text:section>
      <text:p text:style-name="P5"/>
      <text:p text:style-name="P4"><office:annotation><dc:creator>sde </dc:creator><dc:date>2012-03-26T14:29:09</dc:date><text:p text:style-name="P72"><text:span text:style-name="T30">do text if len(self.getUrbanCertificateTwoOfTheParcels()) == 1</text:span></text:p></office:annotation>Le bien en cause a fait l'objet du certificat d'urbanisme n°2 datant de moins de deux ans:</text:p>
      <text:p text:style-name="P7"><office:annotation><dc:creator>sde </dc:creator><dc:date>2012-03-26T14:29:09</dc:date><text:p text:style-name="P72"><text:span text:style-name="T30">do text if len(self.getUrbanCertificateTwoOfTheParcels()) &gt; 1</text:span></text:p></office:annotation>Le bien en cause a fait l'objet des certificats d'urbanisme n°2 datant de moins de deux ans:</text:p>
      <text:p text:style-name="P6"><text:span text:style-name="T12"><office:annotation><dc:creator>sde </dc:creator><dc:date>2012-03-26T14:29:09</dc:date><text:p text:style-name="P72"><text:span text:style-name="T30">do section for certificate in self.getUrbanCertificateTwoOfTheParcels()</text:span></text:p></office:annotation></text:span><text:span text:style-name="T12">- </text:span><text:span text:style-name="T12"><text:text-input text:description="Cadastre">certificate.getReference()</text:text-input></text:span><text:span text:style-name="T12"><text:s/>délivré le </text:span><text:span text:style-name="T12"><text:text-input text:description="Cadastre">certificate.getLastTheLicence().getFormattedDate(date='decisionDate')</text:text-input></text:span><text:span text:style-name="T12"><text:s/>en vue de : </text:span><text:span text:style-name="T12"><text:text-input text:description="Cadastre">certificate.getLicenceSubject()</text:text-input></text:span><text:span text:style-name="T12">.</text:span></text:p>
      <text:p text:style-name="P16"/>
      <table:table table:name="Tableau1" table:style-name="Tableau1">
        <table:table-column table:style-name="Tableau1.A"/>
        <table:table-column table:style-name="Tableau1.B"/>
        <table:table-row>
          <table:table-cell table:style-name="Tableau1.A1" office:value-type="string">
            <text:p text:style-name="P49"/>
          </table:table-cell>
          <table:table-cell table:style-name="Tableau1.B1" office:value-type="string">
            <text:p text:style-name="P60">Vérification de l'inscription à l'ordre de l'architecte de l'auteur de projet <text:span text:style-name="T27">www.ordredesarchitectes.be</text:span></text:p>
          </table:table-cell>
        </table:table-row>
      </table:table>
      <text:p text:style-name="P27"/>
      <text:p text:style-name="P27"/>
      <text:p text:style-name="P27">Consultations et avis </text:p>
      <text:p text:style-name="P16"/>
      <table:table table:name="Tableau21" table:style-name="Tableau21">
        <table:table-column table:style-name="Tableau21.A"/>
        <table:table-column table:style-name="Tableau21.B"/>
        <table:table-column table:style-name="Tableau21.C"/>
        <table:table-column table:style-name="Tableau21.D"/>
        <table:table-column table:style-name="Tableau21.E"/>
        <table:table-row>
          <table:table-cell table:style-name="Tableau21.A1" office:value-type="string">
            <text:p text:style-name="P49"/>
          </table:table-cell>
          <table:table-cell table:style-name="Tableau21.A1" office:value-type="string">
            <text:p text:style-name="P56">À solliciter</text:p>
          </table:table-cell>
          <table:table-cell table:style-name="Tableau21.A1" office:value-type="string">
            <text:p text:style-name="P56">Demandé le</text:p>
          </table:table-cell>
          <table:table-cell table:style-name="Tableau21.A1" office:value-type="string">
            <text:p text:style-name="P56">Réponse le </text:p>
          </table:table-cell>
          <table:table-cell table:style-name="Tableau21.E1" office:value-type="string">
            <text:p text:style-name="P56">Type d'avis</text:p>
          </table:table-cell>
        </table:table-row>
        <table:table-row>
          <table:table-cell table:style-name="Tableau21.A2" office:value-type="string">
            <text:p text:style-name="P55">DGO1 (MET)</text:p>
          </table:table-cell>
          <table:table-cell table:style-name="Tableau21.A2" office:value-type="string">
            <text:p text:style-name="P49"/>
          </table:table-cell>
          <table:table-cell table:style-name="Tableau21.A2" office:value-type="string">
            <text:p text:style-name="P49"/>
          </table:table-cell>
          <table:table-cell table:style-name="Tableau21.A2" office:value-type="string">
            <text:p text:style-name="P49"/>
          </table:table-cell>
          <table:table-cell table:style-name="Tableau21.E2" office:value-type="string">
            <text:p text:style-name="P63">Favorable</text:p>
            <text:p text:style-name="P63">Favorable conditionnel</text:p>
            <text:p text:style-name="P63">Défavorable</text:p>
          </table:table-cell>
        </table:table-row>
        <table:table-row>
          <table:table-cell table:style-name="Tableau21.A2" office:value-type="string">
            <text:p text:style-name="P55">CILE</text:p>
          </table:table-cell>
          <table:table-cell table:style-name="Tableau21.A2" office:value-type="string">
            <text:p text:style-name="P49"/>
          </table:table-cell>
          <table:table-cell table:style-name="Tableau21.A2" office:value-type="string">
            <text:p text:style-name="P49"/>
          </table:table-cell>
          <table:table-cell table:style-name="Tableau21.A2" office:value-type="string">
            <text:p text:style-name="P49"/>
          </table:table-cell>
          <table:table-cell table:style-name="Tableau21.E2" office:value-type="string">
            <text:p text:style-name="P63">Favorable</text:p>
            <text:p text:style-name="P63">Favorable conditionnel</text:p>
            <text:p text:style-name="P63">Défavorable</text:p>
          </table:table-cell>
        </table:table-row>
        <table:table-row>
          <table:table-cell table:style-name="Tableau21.A2" office:value-type="string">
            <text:p text:style-name="P55">RESA</text:p>
          </table:table-cell>
          <table:table-cell table:style-name="Tableau21.A2" office:value-type="string">
            <text:p text:style-name="P49"/>
          </table:table-cell>
          <table:table-cell table:style-name="Tableau21.A2" office:value-type="string">
            <text:p text:style-name="P49"/>
          </table:table-cell>
          <table:table-cell table:style-name="Tableau21.A2" office:value-type="string">
            <text:p text:style-name="P49"/>
          </table:table-cell>
          <table:table-cell table:style-name="Tableau21.E2" office:value-type="string">
            <text:p text:style-name="P63">Favorable</text:p>
            <text:p text:style-name="P63">Favorable conditionnel</text:p>
            <text:p text:style-name="P63"><text:soft-page-break/>Défavorable</text:p>
          </table:table-cell>
        </table:table-row>
        <table:table-row>
          <table:table-cell table:style-name="Tableau21.A2" office:value-type="string">
            <text:p text:style-name="P55">I.I.L.E. prévention incendie</text:p>
          </table:table-cell>
          <table:table-cell table:style-name="Tableau21.A2" office:value-type="string">
            <text:p text:style-name="P49"/>
          </table:table-cell>
          <table:table-cell table:style-name="Tableau21.A2" office:value-type="string">
            <text:p text:style-name="P49"/>
          </table:table-cell>
          <table:table-cell table:style-name="Tableau21.A2" office:value-type="string">
            <text:p text:style-name="P49"/>
          </table:table-cell>
          <table:table-cell table:style-name="Tableau21.E2" office:value-type="string">
            <text:p text:style-name="P63">Favorable</text:p>
            <text:p text:style-name="P63">Favorable conditionnel</text:p>
            <text:p text:style-name="P63">Défavorable</text:p>
          </table:table-cell>
        </table:table-row>
        <table:table-row>
          <table:table-cell table:style-name="Tableau21.A2" office:value-type="string">
            <text:p text:style-name="P55">Commissaire Voyer</text:p>
          </table:table-cell>
          <table:table-cell table:style-name="Tableau21.A2" office:value-type="string">
            <text:p text:style-name="P49"/>
          </table:table-cell>
          <table:table-cell table:style-name="Tableau21.A2" office:value-type="string">
            <text:p text:style-name="P49"/>
          </table:table-cell>
          <table:table-cell table:style-name="Tableau21.A2" office:value-type="string">
            <text:p text:style-name="P49"/>
          </table:table-cell>
          <table:table-cell table:style-name="Tableau21.E2" office:value-type="string">
            <text:p text:style-name="P63">Favorable</text:p>
            <text:p text:style-name="P63">Favorable conditionnel</text:p>
            <text:p text:style-name="P63">Défavorable</text:p>
          </table:table-cell>
        </table:table-row>
        <table:table-row>
          <table:table-cell table:style-name="Tableau21.A2" office:value-type="string">
            <text:p text:style-name="P55">DNF – <text:span text:style-name="T25">SPW DGO3</text:span></text:p>
          </table:table-cell>
          <table:table-cell table:style-name="Tableau21.A2" office:value-type="string">
            <text:p text:style-name="P49"/>
          </table:table-cell>
          <table:table-cell table:style-name="Tableau21.A2" office:value-type="string">
            <text:p text:style-name="P49"/>
          </table:table-cell>
          <table:table-cell table:style-name="Tableau21.A2" office:value-type="string">
            <text:p text:style-name="P49"/>
          </table:table-cell>
          <table:table-cell table:style-name="Tableau21.E2" office:value-type="string">
            <text:p text:style-name="P63">Favorable</text:p>
            <text:p text:style-name="P63">Favorable conditionnel</text:p>
            <text:p text:style-name="P63">Défavorable</text:p>
          </table:table-cell>
        </table:table-row>
        <table:table-row>
          <table:table-cell table:style-name="Tableau21.A2" office:value-type="string">
            <text:p text:style-name="P55">Conduite d'eau Bethane – Seraing</text:p>
          </table:table-cell>
          <table:table-cell table:style-name="Tableau21.A2" office:value-type="string">
            <text:p text:style-name="P49"/>
          </table:table-cell>
          <table:table-cell table:style-name="Tableau21.A2" office:value-type="string">
            <text:p text:style-name="P49"/>
          </table:table-cell>
          <table:table-cell table:style-name="Tableau21.A2" office:value-type="string">
            <text:p text:style-name="P49"/>
          </table:table-cell>
          <table:table-cell table:style-name="Tableau21.E2" office:value-type="string">
            <text:p text:style-name="P63">Favorable</text:p>
            <text:p text:style-name="P63">Favorable conditionnel</text:p>
            <text:p text:style-name="P63">Défavorable</text:p>
          </table:table-cell>
        </table:table-row>
        <table:table-row>
          <table:table-cell table:style-name="Tableau21.A2" office:value-type="string">
            <text:p text:style-name="P55">TGV – Infrabel</text:p>
          </table:table-cell>
          <table:table-cell table:style-name="Tableau21.A2" office:value-type="string">
            <text:p text:style-name="P49"/>
          </table:table-cell>
          <table:table-cell table:style-name="Tableau21.A2" office:value-type="string">
            <text:p text:style-name="P49"/>
          </table:table-cell>
          <table:table-cell table:style-name="Tableau21.A2" office:value-type="string">
            <text:p text:style-name="P49"/>
          </table:table-cell>
          <table:table-cell table:style-name="Tableau21.E2" office:value-type="string">
            <text:p text:style-name="P63">Favorable</text:p>
            <text:p text:style-name="P63">Favorable conditionnel</text:p>
            <text:p text:style-name="P63">Défavorable</text:p>
          </table:table-cell>
        </table:table-row>
        <table:table-row>
          <table:table-cell table:style-name="Tableau21.A2" office:value-type="string">
            <text:p text:style-name="P55">S<text:span text:style-name="T26">TP - </text:span>Cours d'eau non navigable</text:p>
          </table:table-cell>
          <table:table-cell table:style-name="Tableau21.A2" office:value-type="string">
            <text:p text:style-name="P49"/>
          </table:table-cell>
          <table:table-cell table:style-name="Tableau21.A2" office:value-type="string">
            <text:p text:style-name="P49"/>
          </table:table-cell>
          <table:table-cell table:style-name="Tableau21.A2" office:value-type="string">
            <text:p text:style-name="P49"/>
          </table:table-cell>
          <table:table-cell table:style-name="Tableau21.E2" office:value-type="string">
            <text:p text:style-name="P63">Favorable</text:p>
            <text:p text:style-name="P63">Favorable conditionnel</text:p>
            <text:p text:style-name="P63">Défavorable</text:p>
          </table:table-cell>
        </table:table-row>
        <table:table-row>
          <table:table-cell table:style-name="Tableau21.A2" office:value-type="string">
            <text:p text:style-name="P55">Asbl Plain – Pied</text:p>
          </table:table-cell>
          <table:table-cell table:style-name="Tableau21.A2" office:value-type="string">
            <text:p text:style-name="P49"/>
          </table:table-cell>
          <table:table-cell table:style-name="Tableau21.A2" office:value-type="string">
            <text:p text:style-name="P49"/>
          </table:table-cell>
          <table:table-cell table:style-name="Tableau21.A2" office:value-type="string">
            <text:p text:style-name="P49"/>
          </table:table-cell>
          <table:table-cell table:style-name="Tableau21.E2" office:value-type="string">
            <text:p text:style-name="P63">Favorable</text:p>
            <text:p text:style-name="P63">Favorable conditionnel</text:p>
            <text:p text:style-name="P63">Défavorable</text:p>
          </table:table-cell>
        </table:table-row>
        <table:table-row>
          <table:table-cell table:style-name="Tableau21.A2" office:value-type="string">
            <text:p text:style-name="P55">Seveso</text:p>
          </table:table-cell>
          <table:table-cell table:style-name="Tableau21.A2" office:value-type="string">
            <text:p text:style-name="P49"/>
          </table:table-cell>
          <table:table-cell table:style-name="Tableau21.A2" office:value-type="string">
            <text:p text:style-name="P49"/>
          </table:table-cell>
          <table:table-cell table:style-name="Tableau21.A2" office:value-type="string">
            <text:p text:style-name="P49"/>
          </table:table-cell>
          <table:table-cell table:style-name="Tableau21.E2" office:value-type="string">
            <text:p text:style-name="P63">Favorable</text:p>
            <text:p text:style-name="P63">Favorable conditionnel</text:p>
            <text:p text:style-name="P63">Défavorable</text:p>
          </table:table-cell>
        </table:table-row>
        <table:table-row>
          <table:table-cell table:style-name="Tableau21.A2" office:value-type="string">
            <text:p text:style-name="P55">CCATM</text:p>
          </table:table-cell>
          <table:table-cell table:style-name="Tableau21.A2" office:value-type="string">
            <text:p text:style-name="P49"/>
          </table:table-cell>
          <table:table-cell table:style-name="Tableau21.A2" office:value-type="string">
            <text:p text:style-name="P49"/>
          </table:table-cell>
          <table:table-cell table:style-name="Tableau21.A2" office:value-type="string">
            <text:p text:style-name="P49"/>
          </table:table-cell>
          <table:table-cell table:style-name="Tableau21.E2" office:value-type="string">
            <text:p text:style-name="P63">Favorable</text:p>
            <text:p text:style-name="P63">Favorable conditionnel</text:p>
            <text:p text:style-name="P63">Défavorable</text:p>
          </table:table-cell>
        </table:table-row>
        <table:table-row>
          <table:table-cell table:style-name="Tableau21.A2" office:value-type="string">
            <text:p text:style-name="P59">PROXIMUS</text:p>
          </table:table-cell>
          <table:table-cell table:style-name="Tableau21.A2" office:value-type="string">
            <text:p text:style-name="P49"/>
          </table:table-cell>
          <table:table-cell table:style-name="Tableau21.A2" office:value-type="string">
            <text:p text:style-name="P49"/>
          </table:table-cell>
          <table:table-cell table:style-name="Tableau21.A2" office:value-type="string">
            <text:p text:style-name="P49"/>
          </table:table-cell>
          <table:table-cell table:style-name="Tableau21.E2" office:value-type="string">
            <text:p text:style-name="P64">Favorable</text:p>
            <text:p text:style-name="P64">Favorable conditionnel</text:p>
            <text:p text:style-name="P64">Défavorable</text:p>
          </table:table-cell>
        </table:table-row>
        <table:table-row>
          <table:table-cell table:style-name="Tableau21.A2" office:value-type="string">
            <text:p text:style-name="P59">CELLULE RAVEL – Infrabel</text:p>
          </table:table-cell>
          <table:table-cell table:style-name="Tableau21.A2" office:value-type="string">
            <text:p text:style-name="P49"/>
          </table:table-cell>
          <table:table-cell table:style-name="Tableau21.A2" office:value-type="string">
            <text:p text:style-name="P49"/>
          </table:table-cell>
          <table:table-cell table:style-name="Tableau21.A2" office:value-type="string">
            <text:p text:style-name="P49"/>
          </table:table-cell>
          <table:table-cell table:style-name="Tableau21.E2" office:value-type="string">
            <text:p text:style-name="P64">Favorable</text:p>
            <text:p text:style-name="P64">Favorable conditionnel</text:p>
            <text:p text:style-name="P64">Défavorable</text:p>
          </table:table-cell>
        </table:table-row>
        <table:table-row>
          <table:table-cell table:style-name="Tableau21.A2" office:value-type="string">
            <text:p text:style-name="P59">CELLULE RAVEL - DGO4</text:p>
          </table:table-cell>
          <table:table-cell table:style-name="Tableau21.A2" office:value-type="string">
            <text:p text:style-name="P49"/>
          </table:table-cell>
          <table:table-cell table:style-name="Tableau21.A2" office:value-type="string">
            <text:p text:style-name="P49"/>
          </table:table-cell>
          <table:table-cell table:style-name="Tableau21.A2" office:value-type="string">
            <text:p text:style-name="P49"/>
          </table:table-cell>
          <table:table-cell table:style-name="Tableau21.E2" office:value-type="string">
            <text:p text:style-name="P64">Favorable</text:p>
            <text:p text:style-name="P64">Favorable conditionnel</text:p>
            <text:p text:style-name="P64">Défavorable</text:p>
          </table:table-cell>
        </table:table-row>
      </table:table>
      <text:p text:style-name="P16"/>
      <text:p text:style-name="P28">Composition du dossier</text:p>
      <text:p text:style-name="P17"/>
      <table:table table:name="Tableau12" table:style-name="Tableau12">
        <table:table-column table:style-name="Tableau12.A"/>
        <table:table-column table:style-name="Tableau12.B"/>
        <table:table-column table:style-name="Tableau12.C"/>
        <table:table-row>
          <table:table-cell table:style-name="Tableau12.A1" office:value-type="string">
            <text:p text:style-name="P49"/>
          </table:table-cell>
          <table:table-cell table:style-name="Tableau12.A1" office:value-type="string">
            <text:p text:style-name="P50">Annexe 4 (Demande de permis d'urbanisme avec concours d'un architecte)</text:p>
          </table:table-cell>
          <table:table-cell table:style-name="Tableau12.C1" office:value-type="string">
            <text:p text:style-name="P50">2 exemplaires + daté<text:span text:style-name="T15">s</text:span> et signé<text:span text:style-name="T15">s</text:span></text:p>
          </table:table-cell>
        </table:table-row>
        <table:table-row>
          <table:table-cell table:style-name="Tableau12.A2" office:value-type="string">
            <text:p text:style-name="P49"/>
          </table:table-cell>
          <table:table-cell table:style-name="Tableau12.A2" office:value-type="string">
            <text:p text:style-name="P50">Annexe 5 (Demande de permis d'urbanisme portant sur la modification de la destination d'un bien ou sur la modification de la répartition des surfaces de vente et des activités commerciales)</text:p>
          </table:table-cell>
          <table:table-cell table:style-name="Tableau12.C2" office:value-type="string">
            <text:p text:style-name="P51">2 exemplaires + daté<text:span text:style-name="T15">s</text:span> et signé<text:span text:style-name="T15">s</text:span></text:p>
          </table:table-cell>
        </table:table-row>
        <table:table-row>
          <table:table-cell table:style-name="Tableau12.A2" office:value-type="string">
            <text:p text:style-name="P49"/>
          </table:table-cell>
          <table:table-cell table:style-name="Tableau12.A2" office:value-type="string">
            <text:p text:style-name="P50">Annexe 6 (Demande portant sur la modification sensible du relief du sol, sur le dépôt de véhicules ou déchets ou sur le placement d'installations mobiles)</text:p>
          </table:table-cell>
          <table:table-cell table:style-name="Tableau12.C2" office:value-type="string">
            <text:p text:style-name="P51">2 exemplaires + daté<text:span text:style-name="T15">s</text:span> et signé<text:span text:style-name="T15">s</text:span></text:p>
          </table:table-cell>
        </table:table-row>
        <table:table-row>
          <table:table-cell table:style-name="Tableau12.A2" office:value-type="string">
            <text:p text:style-name="P49"/>
          </table:table-cell>
          <table:table-cell table:style-name="Tableau12.A2" office:value-type="string">
            <text:p text:style-name="P50">Annexe 7 (Demande portant sur les actes de boisement, déboisement, abatage d'arbres,…)</text:p>
          </table:table-cell>
          <table:table-cell table:style-name="Tableau12.C2" office:value-type="string">
            <text:p text:style-name="P51">2 exemplaires + daté<text:span text:style-name="T15">s</text:span> et signé<text:span text:style-name="T15">s</text:span></text:p>
          </table:table-cell>
        </table:table-row>
        <table:table-row>
          <table:table-cell table:style-name="Tableau12.A2" office:value-type="string">
            <text:p text:style-name="P49"/>
          </table:table-cell>
          <table:table-cell table:style-name="Tableau12.A2" office:value-type="string">
            <text:p text:style-name="P50">Annexe 8 (Demande de permis portant sur des travaux techniques)</text:p>
          </table:table-cell>
          <table:table-cell table:style-name="Tableau12.C2" office:value-type="string">
            <text:p text:style-name="P51">2 exemplaires + daté<text:span text:style-name="T15">s</text:span> et signé<text:span text:style-name="T15">s</text:span></text:p>
          </table:table-cell>
        </table:table-row>
        <table:table-row>
          <table:table-cell table:style-name="Tableau12.A2" office:value-type="string">
            <text:p text:style-name="P49"/>
          </table:table-cell>
          <table:table-cell table:style-name="Tableau12.A2" office:value-type="string">
            <text:p text:style-name="P50">Annexe 9 ( Demande de permis dispensée du concours d'un architecte) <text:span text:style-name="T25">autres que 5 à 8</text:span></text:p>
          </table:table-cell>
          <table:table-cell table:style-name="Tableau12.C2" office:value-type="string">
            <text:p text:style-name="P51">2 exemplaires + daté<text:span text:style-name="T15">s</text:span> et signé<text:span text:style-name="T15">s</text:span></text:p>
          </table:table-cell>
        </table:table-row>
        <table:table-row>
          <table:table-cell table:style-name="Tableau12.A2" office:value-type="string">
            <text:p text:style-name="P49"/>
          </table:table-cell>
          <table:table-cell table:style-name="Tableau12.A2" office:value-type="string">
            <text:p text:style-name="P50">Annexe 10 (Demande de permis d'urbanisation ou de modification de permis d'urbanisation)</text:p>
          </table:table-cell>
          <table:table-cell table:style-name="Tableau12.C2" office:value-type="string">
            <text:p text:style-name="P51">2 exemplaires + daté<text:span text:style-name="T15">s</text:span> et signé<text:span text:style-name="T15">s</text:span></text:p>
          </table:table-cell>
        </table:table-row>
        <table:table-row>
          <table:table-cell table:style-name="Tableau12.A2" office:value-type="string">
            <text:p text:style-name="P49"/>
          </table:table-cell>
          <table:table-cell table:style-name="Tableau12.A2" office:value-type="string">
            <text:p text:style-name="P50">Annexe 11 (Demande de permis d'urbanisation ou de modification de permis d'urbanisation avec contenu simplifié)</text:p>
          </table:table-cell>
          <table:table-cell table:style-name="Tableau12.C2" office:value-type="string">
            <text:p text:style-name="P51">2 exemplaires + daté<text:span text:style-name="T15">s</text:span> et signé<text:span text:style-name="T15">s</text:span></text:p>
          </table:table-cell>
        </table:table-row>
      </table:table>
      <text:p text:style-name="P17"/>
      <text:p text:style-name="P17"><text:soft-page-break/></text:p>
      <table:table table:name="Tableau13" table:style-name="Tableau13">
        <table:table-column table:style-name="Tableau13.A"/>
        <table:table-column table:style-name="Tableau13.B"/>
        <table:table-column table:style-name="Tableau13.C"/>
        <table:table-row>
          <table:table-cell table:style-name="Tableau13.A1" office:value-type="string">
            <text:p text:style-name="P49"/>
          </table:table-cell>
          <table:table-cell table:style-name="Tableau13.A1" office:value-type="string">
            <text:p text:style-name="P50">Notice d'évaluation des incidences sur l'environnement (comprenant un extrait du plan de secteur couleur indiquant l'objet de la demande)</text:p>
          </table:table-cell>
          <table:table-cell table:style-name="Tableau13.C1" office:value-type="string">
            <text:p text:style-name="P51">2 exemplaires + daté<text:span text:style-name="T15">s</text:span> et signé<text:span text:style-name="T15">s</text:span></text:p>
          </table:table-cell>
        </table:table-row>
        <table:table-row>
          <table:table-cell table:style-name="Tableau13.A2" office:value-type="string">
            <text:p text:style-name="P49"/>
          </table:table-cell>
          <table:table-cell table:style-name="Tableau13.A2" office:value-type="string">
            <text:p text:style-name="P50">Questionnaire statistique </text:p>
          </table:table-cell>
          <table:table-cell table:style-name="Tableau13.C2" office:value-type="string">
            <text:p text:style-name="P50">1 exemplaire + daté et signé</text:p>
          </table:table-cell>
        </table:table-row>
        <table:table-row>
          <table:table-cell table:style-name="Tableau13.A2" office:value-type="string">
            <text:p text:style-name="P49"/>
          </table:table-cell>
          <table:table-cell table:style-name="Tableau13.A2" office:value-type="string">
            <text:p text:style-name="P52">Le rapport urbanistique motivant les travaux projetés</text:p>
          </table:table-cell>
          <table:table-cell table:style-name="Tableau13.C2" office:value-type="string">
            <text:p text:style-name="P51">2 exemplaires + daté<text:span text:style-name="T15">s</text:span> et signé<text:span text:style-name="T15">s</text:span></text:p>
          </table:table-cell>
        </table:table-row>
        <table:table-row>
          <table:table-cell table:style-name="Tableau13.A2" office:value-type="string">
            <text:p text:style-name="P49"/>
          </table:table-cell>
          <table:table-cell table:style-name="Tableau13.A2" office:value-type="string">
            <text:p text:style-name="P52">Une lettre de motivation pour les écarts au G.C.U. et S.D.C.</text:p>
          </table:table-cell>
          <table:table-cell table:style-name="Tableau13.C2" office:value-type="string">
            <text:p text:style-name="P51">2 exemplaires + daté<text:span text:style-name="T15">s</text:span> et signé<text:span text:style-name="T15">s</text:span></text:p>
          </table:table-cell>
        </table:table-row>
        <table:table-row>
          <table:table-cell table:style-name="Tableau13.A2" office:value-type="string">
            <text:p text:style-name="P49"/>
          </table:table-cell>
          <table:table-cell table:style-name="Tableau13.A2" office:value-type="string">
            <text:p text:style-name="P52">Une vue axonométrique dans le cadre d'une annonce de projet ou d'une enquête publique</text:p>
          </table:table-cell>
          <table:table-cell table:style-name="Tableau13.C2" office:value-type="string">
            <text:p text:style-name="P51"><text:span text:style-name="T15">3</text:span> exemplaires + daté<text:span text:style-name="T15">s</text:span> </text:p>
          </table:table-cell>
        </table:table-row>
        <table:table-row>
          <table:table-cell table:style-name="Tableau13.A2" office:value-type="string">
            <text:p text:style-name="P49"/>
          </table:table-cell>
          <table:table-cell table:style-name="Tableau13.A2" office:value-type="string">
            <text:p text:style-name="P53">Certificat du Patrimoine (pour les biens classés) ex : rue Heid des Chênes</text:p>
          </table:table-cell>
          <table:table-cell table:style-name="Tableau13.C2" office:value-type="string">
            <text:p text:style-name="P51"><text:span text:style-name="T16">3</text:span> exemplaires + daté<text:span text:style-name="T15">s</text:span> et signé<text:span text:style-name="T15">s</text:span></text:p>
          </table:table-cell>
        </table:table-row>
      </table:table>
      <text:p text:style-name="P17"/>
      <text:p text:style-name="P17"/>
      <table:table table:name="Tableau14" table:style-name="Tableau14">
        <table:table-column table:style-name="Tableau14.A"/>
        <table:table-column table:style-name="Tableau14.B"/>
        <table:table-column table:style-name="Tableau14.C"/>
        <table:table-column table:style-name="Tableau14.D"/>
        <table:table-row>
          <table:table-cell table:style-name="Tableau14.A1" table:number-columns-spanned="4" office:value-type="string">
            <text:p text:style-name="P61"><text:span text:style-name="T25">Plans</text:span> à déposer en <text:span text:style-name="T25">6</text:span> exemplaires + datés + signés</text:p>
          </table:table-cell>
          <table:covered-table-cell/>
          <table:covered-table-cell/>
          <table:covered-table-cell/>
        </table:table-row>
        <table:table-row>
          <table:table-cell table:style-name="Tableau14.A2" table:number-columns-spanned="4" office:value-type="string">
            <text:p text:style-name="P62">Annexes à fournir dans une demande de permis :</text:p>
          </table:table-cell>
          <table:covered-table-cell/>
          <table:covered-table-cell/>
          <table:covered-table-cell/>
        </table:table-row>
        <table:table-row>
          <table:table-cell table:style-name="Tableau14.A3" office:value-type="string">
            <text:p text:style-name="P49"/>
          </table:table-cell>
          <table:table-cell table:style-name="Tableau14.A2" table:number-columns-spanned="3" office:value-type="string">
            <text:p text:style-name="P68">un plan de situation du bien concerné dressé à l'échelle de 1/10. 000e ou de 1/5.000e, qui figure dans un rayon de 500 mètres de celui-ci : </text:p>
          </table:table-cell>
          <table:covered-table-cell/>
          <table:covered-table-cell/>
        </table:table-row>
        <table:table-row>
          <table:table-cell table:style-name="Tableau14.A3" office:value-type="string">
            <text:p text:style-name="P49"/>
          </table:table-cell>
          <table:table-cell table:style-name="Tableau14.A3" office:value-type="string">
            <text:p text:style-name="P49"/>
          </table:table-cell>
          <table:table-cell table:style-name="Tableau14.A2" table:number-columns-spanned="2" office:value-type="string">
            <text:p text:style-name="P68">l’orientation ; </text:p>
          </table:table-cell>
          <table:covered-table-cell/>
        </table:table-row>
        <table:table-row>
          <table:table-cell table:style-name="Tableau14.A3" office:value-type="string">
            <text:p text:style-name="P49"/>
          </table:table-cell>
          <table:table-cell table:style-name="Tableau14.A3" office:value-type="string">
            <text:p text:style-name="P49"/>
          </table:table-cell>
          <table:table-cell table:style-name="Tableau14.A2" table:number-columns-spanned="2" office:value-type="string">
            <text:p text:style-name="P68">la localisation du bien concerné par le projet par rapport au noyau central de la localité; </text:p>
          </table:table-cell>
          <table:covered-table-cell/>
        </table:table-row>
        <table:table-row>
          <table:table-cell table:style-name="Tableau14.A3" office:value-type="string">
            <text:p text:style-name="P49"/>
          </table:table-cell>
          <table:table-cell table:style-name="Tableau14.A3" office:value-type="string">
            <text:p text:style-name="P49"/>
          </table:table-cell>
          <table:table-cell table:style-name="Tableau14.A2" table:number-columns-spanned="2" office:value-type="string">
            <text:p text:style-name="P68">les voies de desserte et leur dénomination ; </text:p>
          </table:table-cell>
          <table:covered-table-cell/>
        </table:table-row>
        <table:table-row>
          <table:table-cell table:style-name="Tableau14.A3" office:value-type="string">
            <text:p text:style-name="P49"/>
          </table:table-cell>
          <table:table-cell table:style-name="Tableau14.A2" table:number-columns-spanned="3" office:value-type="string">
            <text:p text:style-name="P68">un plan qui figure le contexte urbanistique et paysager établi à l'échelle de 1/1.000e ou de 1/500e et qui figure : </text:p>
          </table:table-cell>
          <table:covered-table-cell/>
          <table:covered-table-cell/>
        </table:table-row>
        <table:table-row>
          <table:table-cell table:style-name="Tableau14.A3" office:value-type="string">
            <text:p text:style-name="P49"/>
          </table:table-cell>
          <table:table-cell table:style-name="Tableau14.A3" office:value-type="string">
            <text:p text:style-name="P70"/>
          </table:table-cell>
          <table:table-cell table:style-name="Tableau14.A2" table:number-columns-spanned="2" office:value-type="string">
            <text:p text:style-name="P68">l'orientation ; </text:p>
          </table:table-cell>
          <table:covered-table-cell/>
        </table:table-row>
        <table:table-row>
          <table:table-cell table:style-name="Tableau14.A3" office:value-type="string">
            <text:p text:style-name="P49"/>
          </table:table-cell>
          <table:table-cell table:style-name="Tableau14.A3" office:value-type="string">
            <text:p text:style-name="P70"/>
          </table:table-cell>
          <table:table-cell table:style-name="Tableau14.A2" table:number-columns-spanned="2" office:value-type="string">
            <text:p text:style-name="P68">la voirie de desserte cotée avec indication de son statut juridique ; </text:p>
          </table:table-cell>
          <table:covered-table-cell/>
        </table:table-row>
        <table:table-row>
          <table:table-cell table:style-name="Tableau14.A3" office:value-type="string">
            <text:p text:style-name="P49"/>
          </table:table-cell>
          <table:table-cell table:style-name="Tableau14.A3" office:value-type="string">
            <text:p text:style-name="P70"/>
          </table:table-cell>
          <table:table-cell table:style-name="Tableau14.A2" table:number-columns-spanned="2" office:value-type="string">
            <text:p text:style-name="P68">l'implantation, le gabarit, la nature ou l'affectation des constructions existantes sur le bien concerné et dans un rayon de 50 mètres de celui-ci ; </text:p>
          </table:table-cell>
          <table:covered-table-cell/>
        </table:table-row>
        <table:table-row>
          <table:table-cell table:style-name="Tableau14.A3" office:value-type="string">
            <text:p text:style-name="P49"/>
          </table:table-cell>
          <table:table-cell table:style-name="Tableau14.A3" office:value-type="string">
            <text:p text:style-name="P70"/>
          </table:table-cell>
          <table:table-cell table:style-name="Tableau14.A2" table:number-columns-spanned="2" office:value-type="string">
            <text:p text:style-name="P68">lorsque le projet implique l'application des articles D.IV.5 à D.IV.13 du CoDT, les principales caractéristiques du paysage telles que les éléments marquants du relief, les courbes de niveaux, la végétation, en ce compris l’existence d’arbres ou de haies remarquables au sens de l’article D.IV.4, 12° du CoDT, la présence d'un cours d'eau ou tout autre élément marquant sur le bien concerné et dans un rayon de 100 mètres de celui-ci ; </text:p>
          </table:table-cell>
          <table:covered-table-cell/>
        </table:table-row>
        <table:table-row>
          <table:table-cell table:style-name="Tableau14.A3" office:value-type="string">
            <text:p text:style-name="P49"/>
          </table:table-cell>
          <table:table-cell table:style-name="Tableau14.A3" office:value-type="string">
            <text:p text:style-name="P70"/>
          </table:table-cell>
          <table:table-cell table:style-name="Tableau14.A2" table:number-columns-spanned="2" office:value-type="string">
            <text:p text:style-name="P10">l'indication numérotée des prises de vues du reportage photographique visé ci-dessous; </text:p>
          </table:table-cell>
          <table:covered-table-cell/>
        </table:table-row>
        <table:table-row>
          <table:table-cell table:style-name="Tableau14.A3" office:value-type="string">
            <text:p text:style-name="P49"/>
          </table:table-cell>
          <table:table-cell table:style-name="Tableau14.A2" table:number-columns-spanned="3" office:value-type="string">
            <text:p text:style-name="P70">un reportage photographique en couleurs qui permet la prise en compte du contexte urbanistique et paysager dans lequel s'insère le projet et qui contient au minimum : </text:p>
          </table:table-cell>
          <table:covered-table-cell/>
          <table:covered-table-cell/>
        </table:table-row>
        <table:table-row>
          <table:table-cell table:style-name="Tableau14.A3" table:number-rows-spanned="4" office:value-type="string">
            <text:p text:style-name="P49"/>
          </table:table-cell>
          <table:table-cell table:style-name="Tableau14.A3" office:value-type="string">
            <text:p text:style-name="P69"/>
          </table:table-cell>
          <table:table-cell table:style-name="Tableau14.A2" table:number-columns-spanned="2" office:value-type="string">
            <text:p text:style-name="P69">deux prises de vues, l'une à front de voirie, montrant la parcelle et les immeubles la jouxtant, l'autre montrant la ou les parcelles en vis-à-vis de l'autre côté de la voirie ; </text:p>
          </table:table-cell>
          <table:covered-table-cell/>
        </table:table-row>
        <table:table-row>
          <table:covered-table-cell/>
          <table:table-cell table:style-name="Tableau14.A3" office:value-type="string">
            <text:p text:style-name="P69"/>
          </table:table-cell>
          <table:table-cell table:style-name="Tableau14.A2" table:number-columns-spanned="2" office:value-type="string">
            <text:p text:style-name="P69">au moins trois prises de vues différentes afin de visualiser les limites du bien concerné, les constructions voisines et l’environnement général ; </text:p>
          </table:table-cell>
          <table:covered-table-cell/>
        </table:table-row>
        <table:table-row>
          <table:covered-table-cell/>
          <table:table-cell table:style-name="Tableau14.A3" office:value-type="string">
            <text:p text:style-name="P40"/>
          </table:table-cell>
          <table:table-cell table:style-name="Tableau14.A2" table:number-columns-spanned="2" office:value-type="string">
            <text:p text:style-name="P40">lorsqu'il s'agit d'une nouvelle construction ou lorsque le projet implique l'application des articles D.IV.5 à D.IV.13 du CoDT ou lorsque le projet est situé dans un périmètre d'intérêt paysager, au moins trois prises de vue différentes éloignées qui permettent de visualiser le contexte paysager d'ensemble dans lequel s'insère le projet, avec indication sur la photographie du lieu d'implantation du projet ; </text:p>
          </table:table-cell>
          <table:covered-table-cell/>
        </table:table-row>
        <table:table-row>
          <table:covered-table-cell/>
          <table:table-cell table:style-name="Tableau14.A2" table:number-columns-spanned="3" office:value-type="string">
            <text:p text:style-name="P41">un plan d’implantation représentant l'occupation de la parcelle, dressé à l'échelle de 1/500e ,de 1/250e ou de 1/200eet qui figure : </text:p>
          </table:table-cell>
          <table:covered-table-cell/>
          <table:covered-table-cell/>
        </table:table-row>
        <table:table-row>
          <table:table-cell table:style-name="Tableau14.A3" office:value-type="string">
            <text:p text:style-name="P49"/>
          </table:table-cell>
          <table:table-cell table:style-name="Tableau14.A3" office:value-type="string">
            <text:p text:style-name="P41"/>
          </table:table-cell>
          <table:table-cell table:style-name="Tableau14.A2" table:number-columns-spanned="2" office:value-type="string">
            <text:p text:style-name="P39">les limites cotées de la parcelle concernée et les courbes de niveau ; </text:p>
          </table:table-cell>
          <table:covered-table-cell/>
        </table:table-row>
        <table:table-row>
          <table:table-cell table:style-name="Tableau14.A3" office:value-type="string">
            <text:p text:style-name="P49"/>
          </table:table-cell>
          <table:table-cell table:style-name="Tableau14.A3" office:value-type="string">
            <text:p text:style-name="P41"/>
          </table:table-cell>
          <table:table-cell table:style-name="Tableau14.A2" table:number-columns-spanned="2" office:value-type="string">
            <text:p text:style-name="P39">lorsqu’elle porte sur la construction groupée d’habitations à diviser ultérieurement en lots sans que le permis d’urbanisation soit requis au préalable, les limites des lots ; </text:p>
          </table:table-cell>
          <table:covered-table-cell/>
        </table:table-row>
        <text:soft-page-break/>
        <table:table-row>
          <table:table-cell table:style-name="Tableau14.A3" office:value-type="string">
            <text:p text:style-name="P49"/>
          </table:table-cell>
          <table:table-cell table:style-name="Tableau14.A3" office:value-type="string">
            <text:p text:style-name="P41"/>
          </table:table-cell>
          <table:table-cell table:style-name="Tableau14.A2" table:number-columns-spanned="2" office:value-type="string">
            <text:p text:style-name="P39">au moins deux coupes significatives longitudinale et transversale cotées du relief ainsi que, le cas échéant, les modifications projetées et cotées qui s'y rapportent ; </text:p>
          </table:table-cell>
          <table:covered-table-cell/>
        </table:table-row>
        <table:table-row>
          <table:table-cell table:style-name="Tableau14.A3" office:value-type="string">
            <text:p text:style-name="P49"/>
          </table:table-cell>
          <table:table-cell table:style-name="Tableau14.A3" office:value-type="string">
            <text:p text:style-name="P41"/>
          </table:table-cell>
          <table:table-cell table:style-name="Tableau14.A2" table:number-columns-spanned="2" office:value-type="string">
            <text:p text:style-name="P39">si le projet implique une modification sensible du relief du sol, l'indication cotée du relief existant de cinq mètres en cinq mètres sur le plan d'implantation avec la mention de l'affectation actuelle du terrain, ainsi que les coupes indiquant la surface de nivellement du terrain ; </text:p>
          </table:table-cell>
          <table:covered-table-cell/>
        </table:table-row>
        <table:table-row>
          <table:table-cell table:style-name="Tableau14.A3" office:value-type="string">
            <text:p text:style-name="P49"/>
          </table:table-cell>
          <table:table-cell table:style-name="Tableau14.A3" office:value-type="string">
            <text:p text:style-name="P41"/>
          </table:table-cell>
          <table:table-cell table:style-name="Tableau14.A2" table:number-columns-spanned="2" office:value-type="string">
            <text:p text:style-name="P41"><text:span text:style-name="T14">L</text:span><text:span text:style-name="T13">e cas échéant, l'implantation et le gabarit cotés des constructions existantes sur la parcelle, à maintenir ou à démolir ; </text:span></text:p>
          </table:table-cell>
          <table:covered-table-cell/>
        </table:table-row>
        <table:table-row>
          <table:table-cell table:style-name="Tableau14.A3" office:value-type="string">
            <text:p text:style-name="P49"/>
          </table:table-cell>
          <table:table-cell table:style-name="Tableau14.A3" office:value-type="string">
            <text:p text:style-name="P41"/>
          </table:table-cell>
          <table:table-cell table:style-name="Tableau14.A2" table:number-columns-spanned="2" office:value-type="string">
            <text:p text:style-name="P39">l'implantation et le gabarit cotés des constructions projetées ; </text:p>
          </table:table-cell>
          <table:covered-table-cell/>
        </table:table-row>
        <table:table-row>
          <table:table-cell table:style-name="Tableau14.A3" office:value-type="string">
            <text:p text:style-name="P49"/>
          </table:table-cell>
          <table:table-cell table:style-name="Tableau14.A3" office:value-type="string">
            <text:p text:style-name="P41"/>
          </table:table-cell>
          <table:table-cell table:style-name="Tableau14.A2" table:number-columns-spanned="2" office:value-type="string">
            <text:p text:style-name="P39">les servitudes du fait de l'homme sur le terrain ; </text:p>
          </table:table-cell>
          <table:covered-table-cell/>
        </table:table-row>
        <table:table-row>
          <table:table-cell table:style-name="Tableau14.A3" office:value-type="string">
            <text:p text:style-name="P49"/>
          </table:table-cell>
          <table:table-cell table:style-name="Tableau14.A3" office:value-type="string">
            <text:p text:style-name="P41"/>
          </table:table-cell>
          <table:table-cell table:style-name="Tableau14.A2" table:number-columns-spanned="2" office:value-type="string">
            <text:p text:style-name="P39">le cas échéant, le tracé des infrastructures de transport de fluide et d’énergie qui traversent le ou les biens concernés ; </text:p>
          </table:table-cell>
          <table:covered-table-cell/>
        </table:table-row>
        <table:table-row>
          <table:table-cell table:style-name="Tableau14.A3" office:value-type="string">
            <text:p text:style-name="P49"/>
          </table:table-cell>
          <table:table-cell table:style-name="Tableau14.A3" office:value-type="string">
            <text:p text:style-name="P41"/>
          </table:table-cell>
          <table:table-cell table:style-name="Tableau14.A2" table:number-columns-spanned="2" office:value-type="string">
            <text:p text:style-name="P39">l'aménagement maintenu ou projeté du solde de la parcelle concernée, en ce compris les zones de recul, les clôtures de celle-ci, les aires de stationnement pour les véhicules, les matériaux projetés ainsi que l'emplacement, la végétation existante qui comprend les arbres à haute tige, les haies à maintenir ou à abattre, ainsi que les arbres remarquables et les plantations projetées ; </text:p>
          </table:table-cell>
          <table:covered-table-cell/>
        </table:table-row>
        <table:table-row>
          <table:table-cell table:style-name="Tableau14.A3" office:value-type="string">
            <text:p text:style-name="P49"/>
          </table:table-cell>
          <table:table-cell table:style-name="Tableau14.A2" table:number-columns-spanned="3" office:value-type="string">
            <text:p text:style-name="P41">la visualisation du projet reprenant les constructions à maintenir, à démolir ou à construire, dressée à l'échelle de 1/100e ou 1/50e, qui figure : </text:p>
          </table:table-cell>
          <table:covered-table-cell/>
          <table:covered-table-cell/>
        </table:table-row>
        <table:table-row>
          <table:table-cell table:style-name="Tableau14.A3" office:value-type="string">
            <text:p text:style-name="P49"/>
          </table:table-cell>
          <table:table-cell table:style-name="Tableau14.A3" table:number-columns-spanned="2" office:value-type="string">
            <text:p text:style-name="P39"/>
          </table:table-cell>
          <table:covered-table-cell/>
          <table:table-cell table:style-name="Tableau14.A2" office:value-type="string">
            <text:p text:style-name="P39">la vue en plan de chaque niveau ainsi que l'affectation actuelle et future des locaux ; </text:p>
          </table:table-cell>
        </table:table-row>
        <table:table-row>
          <table:table-cell table:style-name="Tableau14.A3" office:value-type="string">
            <text:p text:style-name="P49"/>
          </table:table-cell>
          <table:table-cell table:style-name="Tableau14.A3" table:number-columns-spanned="2" office:value-type="string">
            <text:p text:style-name="P41"/>
          </table:table-cell>
          <table:covered-table-cell/>
          <table:table-cell table:style-name="Tableau14.A2" office:value-type="string">
            <text:p text:style-name="P39">les élévations ;</text:p>
          </table:table-cell>
        </table:table-row>
        <table:table-row>
          <table:table-cell table:style-name="Tableau14.A3" office:value-type="string">
            <text:p text:style-name="P49"/>
          </table:table-cell>
          <table:table-cell table:style-name="Tableau14.A3" table:number-columns-spanned="2" office:value-type="string">
            <text:p text:style-name="P41"/>
          </table:table-cell>
          <table:covered-table-cell/>
          <table:table-cell table:style-name="Tableau14.A2" office:value-type="string">
            <text:p text:style-name="P41">la légende des matériaux de parement des élévations et de couverture des toitures ainsi que leurs tonalités ; </text:p>
          </table:table-cell>
        </table:table-row>
        <table:table-row>
          <table:table-cell table:style-name="Tableau14.A3" office:value-type="string">
            <text:p text:style-name="P49"/>
          </table:table-cell>
          <table:table-cell table:style-name="Tableau14.A3" table:number-columns-spanned="2" office:value-type="string">
            <text:p text:style-name="P41"/>
          </table:table-cell>
          <table:covered-table-cell/>
          <table:table-cell table:style-name="Tableau14.A2" office:value-type="string">
            <text:p text:style-name="P42">les coupes transversales et longitudinales cotées qui comportent le niveau d'implantation du rez-de-chaussée, les niveaux du relief du sol existant et projeté et le profil des constructions contiguës ; </text:p>
          </table:table-cell>
        </table:table-row>
      </table:table>
      <text:p text:style-name="P17"/>
      <text:p text:style-name="P14">Analyse du dossier urbanisme</text:p>
      <text:p text:style-name="P17"/>
      <table:table table:name="Tableau2" table:style-name="Tableau2">
        <table:table-column table:style-name="Tableau2.A"/>
        <table:table-row table:style-name="Tableau2.1">
          <table:table-cell table:style-name="Tableau2.A1" office:value-type="string">
            <text:p text:style-name="P32"><text:span text:style-name="T9">Schéma</text:span><text:span text:style-name="T11"> </text:span><text:span text:style-name="T9">d</text:span><text:span text:style-name="T10">e Développement</text:span><text:span text:style-name="T11"> </text:span><text:span text:style-name="T9">Communal :</text:span></text:p>
            <text:p text:style-name="P31"/>
            <text:p text:style-name="P32"><text:span text:style-name="T17">Densité</text:span><text:span text:style-name="T21"> </text:span><text:span text:style-name="T17">prévue</text:span><text:span text:style-name="T21"> </text:span><text:span text:style-name="T17">au</text:span><text:span text:style-name="T21"> </text:span><text:span text:style-name="T17">S</text:span><text:span text:style-name="T19">D</text:span><text:span text:style-name="T17">C :</text:span><text:span text:style-name="T21"> …………………</text:span><text:span text:style-name="T17">logements</text:span><text:span text:style-name="T21"> </text:span><text:span text:style-name="T17">par</text:span><text:span text:style-name="T21"> </text:span><text:span text:style-name="T17">hectare</text:span><text:span text:style-name="T21"> </text:span><text:span text:style-name="T17">soit</text:span><text:span text:style-name="T21"> </text:span><text:span text:style-name="T17">1</text:span><text:span text:style-name="T21"> </text:span><text:span text:style-name="T17">logement</text:span><text:span text:style-name="T21"> </text:span><text:span text:style-name="T17">/</text:span><text:span text:style-name="T21"> <text:s text:c="2"/>…… <text:s text:c="2"/></text:span><text:span text:style-name="T17">m²</text:span></text:p>
            <text:p text:style-name="P33"/>
            <text:p text:style-name="P32"><text:span text:style-name="T17">La</text:span><text:span text:style-name="T21"> </text:span><text:span text:style-name="T17">parcelle</text:span><text:span text:style-name="T21"> </text:span><text:span text:style-name="T17">peut</text:span><text:span text:style-name="T21"> </text:span><text:span text:style-name="T17">contenir</text:span><text:span text:style-name="T21"> </text:span><text:span text:style-name="T17">maximum</text:span><text:span text:style-name="T21"> </text:span><text:span text:style-name="T17">/</text:span><text:span text:style-name="T21"> </text:span><text:span text:style-name="T17">minimum</text:span><text:span text:style-name="T21"> ……</text:span><text:span text:style-name="T17">.</text:span><text:span text:style-name="T21"> </text:span><text:span text:style-name="T17">logements</text:span></text:p>
            <text:p text:style-name="P34"/>
            <text:p text:style-name="P35"><text:span text:style-name="T24">Destination</text:span><text:span text:style-name="T22"> </text:span><text:span text:style-name="T24">de</text:span><text:span text:style-name="T22"> </text:span><text:span text:style-name="T24">la</text:span><text:span text:style-name="T22"> </text:span><text:span text:style-name="T24">zone :</text:span><text:span text:style-name="T22"> </text:span><text:span text:style-name="T24">habitat</text:span><text:span text:style-name="T22"> </text:span><text:span text:style-name="T24">/</text:span><text:span text:style-name="T22"> </text:span><text:span text:style-name="T24">commerce</text:span><text:span text:style-name="T22"> </text:span><text:span text:style-name="T24">/</text:span><text:span text:style-name="T22"> </text:span><text:span text:style-name="T24">communautaire</text:span><text:span text:style-name="T22"> </text:span><text:span text:style-name="T24">/</text:span><text:span text:style-name="T22"> </text:span><text:span text:style-name="T24">mixte</text:span><text:span text:style-name="T22"> </text:span><text:span text:style-name="T24">habitat</text:span><text:span text:style-name="T22"> </text:span><text:span text:style-name="T24">et</text:span><text:span text:style-name="T22"> </text:span><text:span text:style-name="T24">commerce</text:span><text:span text:style-name="T22"> </text:span><text:span text:style-name="T24">/</text:span><text:span text:style-name="T22"> …………………</text:span></text:p>
          </table:table-cell>
        </table:table-row>
      </table:table>
      <text:p text:style-name="P18"/>
      <table:table table:name="Tableau22" table:style-name="Tableau22">
        <table:table-column table:style-name="Tableau22.A"/>
        <table:table-column table:style-name="Tableau22.B"/>
        <table:table-column table:style-name="Tableau22.C"/>
        <table:table-column table:style-name="Tableau22.D"/>
        <table:table-row table:style-name="Tableau22.1">
          <table:table-cell table:style-name="Tableau22.A1" table:number-columns-spanned="4" office:value-type="string">
            <text:p text:style-name="P23">PARCELLE</text:p>
          </table:table-cell>
          <table:covered-table-cell/>
          <table:covered-table-cell/>
          <table:covered-table-cell/>
        </table:table-row>
        <table:table-row table:style-name="Tableau22.1">
          <table:table-cell table:style-name="Tableau22.A2" office:value-type="string">
            <text:p text:style-name="P23"/>
          </table:table-cell>
          <table:table-cell table:style-name="Tableau22.A2" office:value-type="string">
            <text:p text:style-name="P24">Remarques</text:p>
          </table:table-cell>
          <table:table-cell table:style-name="Tableau22.A2" office:value-type="string">
            <text:p text:style-name="P24">OK</text:p>
          </table:table-cell>
          <table:table-cell table:style-name="Tableau22.A1" office:value-type="string">
            <text:p text:style-name="P25">Écart</text:p>
          </table:table-cell>
        </table:table-row>
        <table:table-row table:style-name="Tableau22.1">
          <table:table-cell table:style-name="Tableau22.A2" office:value-type="string">
            <text:p text:style-name="P43"><text:span text:style-name="T17">Nouvelle</text:span><text:span text:style-name="T21"> </text:span><text:span text:style-name="T17">parcelle</text:span><text:span text:style-name="T21"> </text:span><text:span text:style-name="T17">minimum</text:span><text:span text:style-name="T21"> </text:span><text:span text:style-name="T17">300m²</text:span></text:p>
          </table:table-cell>
          <table:table-cell table:style-name="Tableau22.A2" office:value-type="string">
            <text:p text:style-name="P45"/>
          </table:table-cell>
          <table:table-cell table:style-name="Tableau22.A2" office:value-type="string">
            <text:p text:style-name="P45"/>
          </table:table-cell>
          <table:table-cell table:style-name="Tableau22.A1" office:value-type="string">
            <text:p text:style-name="P45"/>
          </table:table-cell>
        </table:table-row>
        <table:table-row table:style-name="Tableau22.1">
          <table:table-cell table:style-name="Tableau22.A2" office:value-type="string">
            <text:p text:style-name="P43"><text:span text:style-name="T17">Nombre</text:span><text:span text:style-name="T21"> </text:span><text:span text:style-name="T17">d</text:span><text:span text:style-name="T21">’</text:span><text:span text:style-name="T17">emplacement</text:span><text:span text:style-name="T21"> </text:span><text:span text:style-name="T17">parking</text:span><text:span text:style-name="T21"> </text:span><text:span text:style-name="T17">voiture</text:span><text:span text:style-name="T21"> </text:span><text:span text:style-name="T17">+</text:span><text:span text:style-name="T21"> </text:span><text:span text:style-name="T17">matériaux </text:span></text:p>
          </table:table-cell>
          <table:table-cell table:style-name="Tableau22.A2" office:value-type="string">
            <text:p text:style-name="P45"/>
          </table:table-cell>
          <table:table-cell table:style-name="Tableau22.A2" office:value-type="string">
            <text:p text:style-name="P45"/>
          </table:table-cell>
          <table:table-cell table:style-name="Tableau22.A1" office:value-type="string">
            <text:p text:style-name="P45"/>
          </table:table-cell>
        </table:table-row>
        <table:table-row table:style-name="Tableau22.1">
          <table:table-cell table:style-name="Tableau22.A2" office:value-type="string">
            <text:p text:style-name="P43"><text:span text:style-name="T17">Accessibilité</text:span><text:span text:style-name="T21"> </text:span><text:span text:style-name="T17">PMR </text:span></text:p>
          </table:table-cell>
          <table:table-cell table:style-name="Tableau22.A2" office:value-type="string">
            <text:p text:style-name="P45"/>
          </table:table-cell>
          <table:table-cell table:style-name="Tableau22.A2" office:value-type="string">
            <text:p text:style-name="P45"/>
          </table:table-cell>
          <table:table-cell table:style-name="Tableau22.A1" office:value-type="string">
            <text:p text:style-name="P45"/>
          </table:table-cell>
        </table:table-row>
        <table:table-row table:style-name="Tableau22.1">
          <table:table-cell table:style-name="Tableau22.A2" office:value-type="string">
            <text:p text:style-name="P43"><text:span text:style-name="T17">Nombre</text:span><text:span text:style-name="T21"> </text:span><text:span text:style-name="T17">d</text:span><text:span text:style-name="T21">’</text:span><text:span text:style-name="T17">emplacement</text:span><text:span text:style-name="T21"> </text:span><text:span text:style-name="T17">parking</text:span><text:span text:style-name="T21"> </text:span><text:span text:style-name="T17">vélos</text:span></text:p>
          </table:table-cell>
          <table:table-cell table:style-name="Tableau22.A2" office:value-type="string">
            <text:p text:style-name="P45"/>
          </table:table-cell>
          <table:table-cell table:style-name="Tableau22.A2" office:value-type="string">
            <text:p text:style-name="P45"/>
          </table:table-cell>
          <table:table-cell table:style-name="Tableau22.A1" office:value-type="string">
            <text:p text:style-name="P45"/>
          </table:table-cell>
        </table:table-row>
      </table:table>
      <text:p text:style-name="P18"/>
      <table:table table:name="Tableau23" table:style-name="Tableau23">
        <table:table-column table:style-name="Tableau23.A"/>
        <table:table-column table:style-name="Tableau23.B"/>
        <table:table-column table:style-name="Tableau23.C"/>
        <table:table-column table:style-name="Tableau23.D"/>
        <table:table-row table:style-name="Tableau23.1">
          <table:table-cell table:style-name="Tableau23.A1" table:number-columns-spanned="4" office:value-type="string">
            <text:p text:style-name="P26">BÂTIMENT</text:p>
          </table:table-cell>
          <table:covered-table-cell/>
          <table:covered-table-cell/>
          <table:covered-table-cell/>
        </table:table-row>
        <table:table-row table:style-name="Tableau23.1">
          <table:table-cell table:style-name="Tableau23.A2" office:value-type="string">
            <text:p text:style-name="P23"/>
          </table:table-cell>
          <table:table-cell table:style-name="Tableau23.A2" office:value-type="string">
            <text:p text:style-name="P24">Remarques</text:p>
          </table:table-cell>
          <table:table-cell table:style-name="Tableau23.A2" office:value-type="string">
            <text:p text:style-name="P24">OK</text:p>
          </table:table-cell>
          <table:table-cell table:style-name="Tableau23.A1" office:value-type="string">
            <text:p text:style-name="P25">Écart</text:p>
          </table:table-cell>
        </table:table-row>
        <table:table-row table:style-name="Tableau23.1">
          <table:table-cell table:style-name="Tableau23.A2" office:value-type="string">
            <text:p text:style-name="P43"><text:span text:style-name="T17">Modification</text:span><text:span text:style-name="T21"> </text:span><text:span text:style-name="T17">du</text:span><text:span text:style-name="T21"> </text:span><text:span text:style-name="T17">relief</text:span><text:span text:style-name="T21"> </text:span><text:span text:style-name="T17">du</text:span><text:span text:style-name="T21"> </text:span><text:span text:style-name="T17">sol</text:span></text:p>
          </table:table-cell>
          <table:table-cell table:style-name="Tableau23.A2" office:value-type="string">
            <text:p text:style-name="P45"/>
          </table:table-cell>
          <table:table-cell table:style-name="Tableau23.A2" office:value-type="string">
            <text:p text:style-name="P45"/>
          </table:table-cell>
          <table:table-cell table:style-name="Tableau23.A1" office:value-type="string">
            <text:p text:style-name="P45"/>
          </table:table-cell>
        </table:table-row>
        <table:table-row table:style-name="Tableau23.1">
          <table:table-cell table:style-name="Tableau23.A2" office:value-type="string">
            <text:p text:style-name="P43"><text:span text:style-name="T17">Enseigne</text:span><text:span text:style-name="T21"> </text:span><text:span text:style-name="T17">et</text:span><text:span text:style-name="T21"> </text:span><text:span text:style-name="T17">publicité </text:span></text:p>
          </table:table-cell>
          <table:table-cell table:style-name="Tableau23.A2" office:value-type="string">
            <text:p text:style-name="P45"/>
          </table:table-cell>
          <table:table-cell table:style-name="Tableau23.A2" office:value-type="string">
            <text:p text:style-name="P45"/>
          </table:table-cell>
          <table:table-cell table:style-name="Tableau23.A1" office:value-type="string">
            <text:p text:style-name="P45"/>
          </table:table-cell>
        </table:table-row>
      </table:table>
      <text:p text:style-name="P18"/>
      <table:table table:name="Tableau24" table:style-name="Tableau24">
        <table:table-column table:style-name="Tableau24.A"/>
        <table:table-column table:style-name="Tableau24.B"/>
        <table:table-column table:style-name="Tableau24.C"/>
        <table:table-column table:style-name="Tableau24.D"/>
        <table:table-row table:style-name="Tableau24.1">
          <table:table-cell table:style-name="Tableau24.A1" table:number-columns-spanned="4" office:value-type="string">
            <text:p text:style-name="P22"><text:span text:style-name="T2">COEFFICIENT</text:span><text:span text:style-name="T3"> </text:span><text:span text:style-name="T2">DE</text:span><text:span text:style-name="T3"> </text:span><text:span text:style-name="T4">BÂTISSE</text:span></text:p>
          </table:table-cell>
          <table:covered-table-cell/>
          <table:covered-table-cell/>
          <table:covered-table-cell/>
        </table:table-row>
        <table:table-row table:style-name="Tableau24.1">
          <table:table-cell table:style-name="Tableau24.A2" office:value-type="string">
            <text:p text:style-name="P23"/>
          </table:table-cell>
          <table:table-cell table:style-name="Tableau24.A2" office:value-type="string">
            <text:p text:style-name="P24">Remarques</text:p>
          </table:table-cell>
          <table:table-cell table:style-name="Tableau24.A2" office:value-type="string">
            <text:p text:style-name="P24">OK</text:p>
          </table:table-cell>
          <table:table-cell table:style-name="Tableau24.A1" office:value-type="string">
            <text:p text:style-name="P25">Écart</text:p>
          </table:table-cell>
        </table:table-row>
        <table:table-row table:style-name="Tableau24.1">
          <table:table-cell table:style-name="Tableau24.A2" office:value-type="string">
            <text:p text:style-name="P43"><text:span text:style-name="T17">%</text:span><text:span text:style-name="T21"> </text:span><text:span text:style-name="T17">Volumes</text:span><text:span text:style-name="T21"> </text:span><text:span text:style-name="T17">bâtis</text:span></text:p>
          </table:table-cell>
          <table:table-cell table:style-name="Tableau24.A2" office:value-type="string">
            <text:p text:style-name="P45"/>
          </table:table-cell>
          <table:table-cell table:style-name="Tableau24.A2" office:value-type="string">
            <text:p text:style-name="P45"/>
          </table:table-cell>
          <table:table-cell table:style-name="Tableau24.A1" office:value-type="string">
            <text:p text:style-name="P45"/>
          </table:table-cell>
        </table:table-row>
        <text:soft-page-break/>
        <table:table-row table:style-name="Tableau24.1">
          <table:table-cell table:style-name="Tableau24.A2" office:value-type="string">
            <text:p text:style-name="P43"><text:span text:style-name="T17">%</text:span><text:span text:style-name="T21"> </text:span><text:span text:style-name="T17">Zones</text:span><text:span text:style-name="T21"> </text:span><text:span text:style-name="T17">de</text:span><text:span text:style-name="T21"> </text:span><text:span text:style-name="T17">stationnement</text:span><text:span text:style-name="T21"> – </text:span><text:span text:style-name="T17">terrasse</text:span><text:span text:style-name="T21"> </text:span><text:span text:style-name="T17">-</text:span><text:span text:style-name="T21"> </text:span><text:span text:style-name="T17">allée</text:span></text:p>
          </table:table-cell>
          <table:table-cell table:style-name="Tableau24.A2" office:value-type="string">
            <text:p text:style-name="P45"/>
          </table:table-cell>
          <table:table-cell table:style-name="Tableau24.A2" office:value-type="string">
            <text:p text:style-name="P45"/>
          </table:table-cell>
          <table:table-cell table:style-name="Tableau24.A1" office:value-type="string">
            <text:p text:style-name="P45"/>
          </table:table-cell>
        </table:table-row>
      </table:table>
      <text:p text:style-name="P18"/>
      <table:table table:name="Tableau25" table:style-name="Tableau25">
        <table:table-column table:style-name="Tableau25.A"/>
        <table:table-column table:style-name="Tableau25.B"/>
        <table:table-column table:style-name="Tableau25.C"/>
        <table:table-column table:style-name="Tableau25.D"/>
        <table:table-row table:style-name="Tableau25.1">
          <table:table-cell table:style-name="Tableau25.A1" table:number-columns-spanned="4" office:value-type="string">
            <text:p text:style-name="P22"><text:span text:style-name="T2">VOLUME</text:span><text:span text:style-name="T3"> </text:span><text:span text:style-name="T2">PRINCIPAL</text:span></text:p>
          </table:table-cell>
          <table:covered-table-cell/>
          <table:covered-table-cell/>
          <table:covered-table-cell/>
        </table:table-row>
        <table:table-row table:style-name="Tableau25.1">
          <table:table-cell table:style-name="Tableau25.A2" office:value-type="string">
            <text:p text:style-name="P23"/>
          </table:table-cell>
          <table:table-cell table:style-name="Tableau25.A2" office:value-type="string">
            <text:p text:style-name="P24">Remarques</text:p>
          </table:table-cell>
          <table:table-cell table:style-name="Tableau25.A2" office:value-type="string">
            <text:p text:style-name="P24">OK</text:p>
          </table:table-cell>
          <table:table-cell table:style-name="Tableau25.A1" office:value-type="string">
            <text:p text:style-name="P25">Écart</text:p>
          </table:table-cell>
        </table:table-row>
        <table:table-row table:style-name="Tableau25.1">
          <table:table-cell table:style-name="Tableau25.A2" office:value-type="string">
            <text:p text:style-name="P43"><text:span text:style-name="T17">Alignement</text:span><text:span text:style-name="T21"> </text:span><text:span text:style-name="T17">voirie</text:span></text:p>
          </table:table-cell>
          <table:table-cell table:style-name="Tableau25.A2" office:value-type="string">
            <text:p text:style-name="P45"/>
          </table:table-cell>
          <table:table-cell table:style-name="Tableau25.A2" office:value-type="string">
            <text:p text:style-name="P45"/>
          </table:table-cell>
          <table:table-cell table:style-name="Tableau25.A1" office:value-type="string">
            <text:p text:style-name="P45"/>
          </table:table-cell>
        </table:table-row>
        <table:table-row table:style-name="Tableau25.1">
          <table:table-cell table:style-name="Tableau25.A2" office:value-type="string">
            <text:p text:style-name="P43"><text:span text:style-name="T17">Recul</text:span><text:span text:style-name="T21"> </text:span><text:span text:style-name="T17">latéral</text:span></text:p>
          </table:table-cell>
          <table:table-cell table:style-name="Tableau25.A2" office:value-type="string">
            <text:p text:style-name="P45"/>
          </table:table-cell>
          <table:table-cell table:style-name="Tableau25.A2" office:value-type="string">
            <text:p text:style-name="P45"/>
          </table:table-cell>
          <table:table-cell table:style-name="Tableau25.A1" office:value-type="string">
            <text:p text:style-name="P45"/>
          </table:table-cell>
        </table:table-row>
        <table:table-row table:style-name="Tableau25.1">
          <table:table-cell table:style-name="Tableau25.A2" office:value-type="string">
            <text:p text:style-name="P44">Profondeur</text:p>
          </table:table-cell>
          <table:table-cell table:style-name="Tableau25.A2" office:value-type="string">
            <text:p text:style-name="P45"/>
          </table:table-cell>
          <table:table-cell table:style-name="Tableau25.A2" office:value-type="string">
            <text:p text:style-name="P45"/>
          </table:table-cell>
          <table:table-cell table:style-name="Tableau25.A1" office:value-type="string">
            <text:p text:style-name="P45"/>
          </table:table-cell>
        </table:table-row>
        <table:table-row table:style-name="Tableau25.1">
          <table:table-cell table:style-name="Tableau25.A2" office:value-type="string">
            <text:p text:style-name="P43"><text:span text:style-name="T17">Garage</text:span><text:span text:style-name="T21"> </text:span><text:span text:style-name="T17">à</text:span><text:span text:style-name="T21"> </text:span><text:span text:style-name="T17">rue</text:span></text:p>
          </table:table-cell>
          <table:table-cell table:style-name="Tableau25.A2" office:value-type="string">
            <text:p text:style-name="P45"/>
          </table:table-cell>
          <table:table-cell table:style-name="Tableau25.A2" office:value-type="string">
            <text:p text:style-name="P45"/>
          </table:table-cell>
          <table:table-cell table:style-name="Tableau25.A1" office:value-type="string">
            <text:p text:style-name="P45"/>
          </table:table-cell>
        </table:table-row>
        <table:table-row table:style-name="Tableau25.1">
          <table:table-cell table:style-name="Tableau25.A2" office:value-type="string">
            <text:p text:style-name="P43"><text:span text:style-name="T17">Hauteur</text:span><text:span text:style-name="T21"> </text:span><text:span text:style-name="T17">-</text:span><text:span text:style-name="T21"> </text:span><text:span text:style-name="T17">gabarit</text:span></text:p>
          </table:table-cell>
          <table:table-cell table:style-name="Tableau25.A2" office:value-type="string">
            <text:p text:style-name="P45"/>
          </table:table-cell>
          <table:table-cell table:style-name="Tableau25.A2" office:value-type="string">
            <text:p text:style-name="P45"/>
          </table:table-cell>
          <table:table-cell table:style-name="Tableau25.A1" office:value-type="string">
            <text:p text:style-name="P45"/>
          </table:table-cell>
        </table:table-row>
        <table:table-row table:style-name="Tableau25.1">
          <table:table-cell table:style-name="Tableau25.A2" office:value-type="string">
            <text:p text:style-name="P44">Décrochement</text:p>
          </table:table-cell>
          <table:table-cell table:style-name="Tableau25.A2" office:value-type="string">
            <text:p text:style-name="P45"/>
          </table:table-cell>
          <table:table-cell table:style-name="Tableau25.A2" office:value-type="string">
            <text:p text:style-name="P45"/>
          </table:table-cell>
          <table:table-cell table:style-name="Tableau25.A1" office:value-type="string">
            <text:p text:style-name="P45"/>
          </table:table-cell>
        </table:table-row>
        <table:table-row table:style-name="Tableau25.1">
          <table:table-cell table:style-name="Tableau25.A2" office:value-type="string">
            <text:p text:style-name="P43"><text:span text:style-name="T17">Type</text:span><text:span text:style-name="T21"> </text:span><text:span text:style-name="T17">de</text:span><text:span text:style-name="T21"> </text:span><text:span text:style-name="T17">toiture</text:span></text:p>
          </table:table-cell>
          <table:table-cell table:style-name="Tableau25.A2" office:value-type="string">
            <text:p text:style-name="P45"/>
          </table:table-cell>
          <table:table-cell table:style-name="Tableau25.A2" office:value-type="string">
            <text:p text:style-name="P45"/>
          </table:table-cell>
          <table:table-cell table:style-name="Tableau25.A1" office:value-type="string">
            <text:p text:style-name="P45"/>
          </table:table-cell>
        </table:table-row>
        <table:table-row table:style-name="Tableau25.1">
          <table:table-cell table:style-name="Tableau25.A2" office:value-type="string">
            <text:p text:style-name="P43"><text:span text:style-name="T17">Pente</text:span><text:span text:style-name="T21"> </text:span><text:span text:style-name="T17">de</text:span><text:span text:style-name="T21"> </text:span><text:span text:style-name="T17">toiture</text:span></text:p>
          </table:table-cell>
          <table:table-cell table:style-name="Tableau25.A2" office:value-type="string">
            <text:p text:style-name="P45"/>
          </table:table-cell>
          <table:table-cell table:style-name="Tableau25.A2" office:value-type="string">
            <text:p text:style-name="P45"/>
          </table:table-cell>
          <table:table-cell table:style-name="Tableau25.A1" office:value-type="string">
            <text:p text:style-name="P45"/>
          </table:table-cell>
        </table:table-row>
        <table:table-row table:style-name="Tableau25.1">
          <table:table-cell table:style-name="Tableau25.A2" office:value-type="string">
            <text:p text:style-name="P43"><text:span text:style-name="T17">Enseignes</text:span><text:span text:style-name="T21"> </text:span><text:span text:style-name="T17">et</text:span><text:span text:style-name="T21"> </text:span><text:span text:style-name="T17">publicité</text:span></text:p>
          </table:table-cell>
          <table:table-cell table:style-name="Tableau25.A2" office:value-type="string">
            <text:p text:style-name="P45"/>
          </table:table-cell>
          <table:table-cell table:style-name="Tableau25.A2" office:value-type="string">
            <text:p text:style-name="P45"/>
          </table:table-cell>
          <table:table-cell table:style-name="Tableau25.A1" office:value-type="string">
            <text:p text:style-name="P45"/>
          </table:table-cell>
        </table:table-row>
        <table:table-row table:style-name="Tableau25.1">
          <table:table-cell table:style-name="Tableau25.A2" office:value-type="string">
            <text:p text:style-name="P43"><text:span text:style-name="T17">Composition</text:span><text:span text:style-name="T21"> </text:span><text:span text:style-name="T17">façade</text:span></text:p>
          </table:table-cell>
          <table:table-cell table:style-name="Tableau25.A2" office:value-type="string">
            <text:p text:style-name="P45"/>
          </table:table-cell>
          <table:table-cell table:style-name="Tableau25.A2" office:value-type="string">
            <text:p text:style-name="P45"/>
          </table:table-cell>
          <table:table-cell table:style-name="Tableau25.A1" office:value-type="string">
            <text:p text:style-name="P45"/>
          </table:table-cell>
        </table:table-row>
        <table:table-row table:style-name="Tableau25.1">
          <table:table-cell table:style-name="Tableau25.A2" office:value-type="string">
            <text:p text:style-name="P43"><text:span text:style-name="T17">Dominance</text:span><text:span text:style-name="T21"> </text:span><text:span text:style-name="T17">verticale</text:span><text:span text:style-name="T21"> </text:span><text:span text:style-name="T17">des</text:span><text:span text:style-name="T21"> </text:span><text:span text:style-name="T17">baies</text:span></text:p>
          </table:table-cell>
          <table:table-cell table:style-name="Tableau25.A2" office:value-type="string">
            <text:p text:style-name="P45"/>
          </table:table-cell>
          <table:table-cell table:style-name="Tableau25.A2" office:value-type="string">
            <text:p text:style-name="P45"/>
          </table:table-cell>
          <table:table-cell table:style-name="Tableau25.A1" office:value-type="string">
            <text:p text:style-name="P45"/>
          </table:table-cell>
        </table:table-row>
        <table:table-row table:style-name="Tableau25.1">
          <table:table-cell table:style-name="Tableau25.A1" table:number-columns-spanned="4" office:value-type="string">
            <text:p text:style-name="P22"><text:span text:style-name="T2">VOLUME</text:span><text:span text:style-name="T3"> </text:span><text:span text:style-name="T2">SECONDAIRE</text:span></text:p>
          </table:table-cell>
          <table:covered-table-cell/>
          <table:covered-table-cell/>
          <table:covered-table-cell/>
        </table:table-row>
        <table:table-row table:style-name="Tableau25.1">
          <table:table-cell table:style-name="Tableau25.A2" office:value-type="string">
            <text:p text:style-name="P23"/>
          </table:table-cell>
          <table:table-cell table:style-name="Tableau25.A2" office:value-type="string">
            <text:p text:style-name="P24">Remarques</text:p>
          </table:table-cell>
          <table:table-cell table:style-name="Tableau25.A2" office:value-type="string">
            <text:p text:style-name="P24">OK</text:p>
          </table:table-cell>
          <table:table-cell table:style-name="Tableau25.A1" office:value-type="string">
            <text:p text:style-name="P25">Écart</text:p>
          </table:table-cell>
        </table:table-row>
        <table:table-row table:style-name="Tableau25.1">
          <table:table-cell table:style-name="Tableau25.A2" office:value-type="string">
            <text:p text:style-name="P43"><text:span text:style-name="T17">Alignement</text:span><text:span text:style-name="T21"> </text:span></text:p>
          </table:table-cell>
          <table:table-cell table:style-name="Tableau25.A2" office:value-type="string">
            <text:p text:style-name="P46"/>
          </table:table-cell>
          <table:table-cell table:style-name="Tableau25.A2" office:value-type="string">
            <text:p text:style-name="P45"/>
          </table:table-cell>
          <table:table-cell table:style-name="Tableau25.A1" office:value-type="string">
            <text:p text:style-name="P45"/>
          </table:table-cell>
        </table:table-row>
        <table:table-row table:style-name="Tableau25.1">
          <table:table-cell table:style-name="Tableau25.A2" office:value-type="string">
            <text:p text:style-name="P43"><text:span text:style-name="T17">Recul</text:span><text:span text:style-name="T21"> </text:span><text:span text:style-name="T17">latéral</text:span></text:p>
          </table:table-cell>
          <table:table-cell table:style-name="Tableau25.A2" office:value-type="string">
            <text:p text:style-name="P45"/>
          </table:table-cell>
          <table:table-cell table:style-name="Tableau25.A2" office:value-type="string">
            <text:p text:style-name="P45"/>
          </table:table-cell>
          <table:table-cell table:style-name="Tableau25.A1" office:value-type="string">
            <text:p text:style-name="P45"/>
          </table:table-cell>
        </table:table-row>
        <table:table-row table:style-name="Tableau25.1">
          <table:table-cell table:style-name="Tableau25.A2" office:value-type="string">
            <text:p text:style-name="P44">Profondeur</text:p>
          </table:table-cell>
          <table:table-cell table:style-name="Tableau25.A2" office:value-type="string">
            <text:p text:style-name="P45"/>
          </table:table-cell>
          <table:table-cell table:style-name="Tableau25.A2" office:value-type="string">
            <text:p text:style-name="P45"/>
          </table:table-cell>
          <table:table-cell table:style-name="Tableau25.A1" office:value-type="string">
            <text:p text:style-name="P45"/>
          </table:table-cell>
        </table:table-row>
        <table:table-row table:style-name="Tableau25.1">
          <table:table-cell table:style-name="Tableau25.A2" office:value-type="string">
            <text:p text:style-name="P43"><text:span text:style-name="T17">Hauteur</text:span><text:span text:style-name="T21"> </text:span><text:span text:style-name="T17">-</text:span><text:span text:style-name="T21"> </text:span><text:span text:style-name="T17">gabarit</text:span></text:p>
          </table:table-cell>
          <table:table-cell table:style-name="Tableau25.A2" office:value-type="string">
            <text:p text:style-name="P45"/>
          </table:table-cell>
          <table:table-cell table:style-name="Tableau25.A2" office:value-type="string">
            <text:p text:style-name="P45"/>
          </table:table-cell>
          <table:table-cell table:style-name="Tableau25.A1" office:value-type="string">
            <text:p text:style-name="P45"/>
          </table:table-cell>
        </table:table-row>
        <table:table-row table:style-name="Tableau25.1">
          <table:table-cell table:style-name="Tableau25.A2" office:value-type="string">
            <text:p text:style-name="P43"><text:span text:style-name="T17">Type</text:span><text:span text:style-name="T21"> </text:span><text:span text:style-name="T17">de</text:span><text:span text:style-name="T21"> </text:span><text:span text:style-name="T17">toiture</text:span></text:p>
          </table:table-cell>
          <table:table-cell table:style-name="Tableau25.A2" office:value-type="string">
            <text:p text:style-name="P45"/>
          </table:table-cell>
          <table:table-cell table:style-name="Tableau25.A2" office:value-type="string">
            <text:p text:style-name="P45"/>
          </table:table-cell>
          <table:table-cell table:style-name="Tableau25.A1" office:value-type="string">
            <text:p text:style-name="P45"/>
          </table:table-cell>
        </table:table-row>
        <table:table-row table:style-name="Tableau25.1">
          <table:table-cell table:style-name="Tableau25.A2" office:value-type="string">
            <text:p text:style-name="P43"><text:span text:style-name="T17">Pente</text:span><text:span text:style-name="T21"> </text:span><text:span text:style-name="T17">de</text:span><text:span text:style-name="T21"> </text:span><text:span text:style-name="T17">toiture</text:span></text:p>
          </table:table-cell>
          <table:table-cell table:style-name="Tableau25.A2" office:value-type="string">
            <text:p text:style-name="P45"/>
          </table:table-cell>
          <table:table-cell table:style-name="Tableau25.A2" office:value-type="string">
            <text:p text:style-name="P45"/>
          </table:table-cell>
          <table:table-cell table:style-name="Tableau25.A1" office:value-type="string">
            <text:p text:style-name="P45"/>
          </table:table-cell>
        </table:table-row>
      </table:table>
      <table:table table:name="Tableau26" table:style-name="Tableau26">
        <table:table-column table:style-name="Tableau26.A"/>
        <table:table-column table:style-name="Tableau26.B"/>
        <table:table-column table:style-name="Tableau26.C"/>
        <table:table-column table:style-name="Tableau26.D"/>
        <table:table-row table:style-name="Tableau26.1">
          <table:table-cell table:style-name="Tableau26.A1" table:number-columns-spanned="4" office:value-type="string">
            <text:p text:style-name="P22"><text:span text:style-name="T2">VOLUME</text:span><text:span text:style-name="T3"> </text:span><text:span text:style-name="T2">ANNEXE</text:span></text:p>
          </table:table-cell>
          <table:covered-table-cell/>
          <table:covered-table-cell/>
          <table:covered-table-cell/>
        </table:table-row>
        <table:table-row table:style-name="Tableau26.1">
          <table:table-cell table:style-name="Tableau26.A2" office:value-type="string">
            <text:p text:style-name="P23"/>
          </table:table-cell>
          <table:table-cell table:style-name="Tableau26.A2" office:value-type="string">
            <text:p text:style-name="P24">Remarques</text:p>
          </table:table-cell>
          <table:table-cell table:style-name="Tableau26.A2" office:value-type="string">
            <text:p text:style-name="P24">OK</text:p>
          </table:table-cell>
          <table:table-cell table:style-name="Tableau26.A1" office:value-type="string">
            <text:p text:style-name="P25">Écart</text:p>
          </table:table-cell>
        </table:table-row>
        <table:table-row table:style-name="Tableau26.1">
          <table:table-cell table:style-name="Tableau26.A2" office:value-type="string">
            <text:p text:style-name="P43"><text:span text:style-name="T17">Alignement</text:span><text:span text:style-name="T21"> </text:span></text:p>
          </table:table-cell>
          <table:table-cell table:style-name="Tableau26.A2" office:value-type="string">
            <text:p text:style-name="P46"/>
          </table:table-cell>
          <table:table-cell table:style-name="Tableau26.A2" office:value-type="string">
            <text:p text:style-name="P45"/>
          </table:table-cell>
          <table:table-cell table:style-name="Tableau26.A1" office:value-type="string">
            <text:p text:style-name="P45"/>
          </table:table-cell>
        </table:table-row>
        <table:table-row table:style-name="Tableau26.1">
          <table:table-cell table:style-name="Tableau26.A2" office:value-type="string">
            <text:p text:style-name="P43"><text:span text:style-name="T17">Recul</text:span><text:span text:style-name="T21"> </text:span><text:span text:style-name="T17">latéral</text:span></text:p>
          </table:table-cell>
          <table:table-cell table:style-name="Tableau26.A2" office:value-type="string">
            <text:p text:style-name="P45"/>
          </table:table-cell>
          <table:table-cell table:style-name="Tableau26.A2" office:value-type="string">
            <text:p text:style-name="P45"/>
          </table:table-cell>
          <table:table-cell table:style-name="Tableau26.A1" office:value-type="string">
            <text:p text:style-name="P45"/>
          </table:table-cell>
        </table:table-row>
        <table:table-row table:style-name="Tableau26.1">
          <table:table-cell table:style-name="Tableau26.A2" office:value-type="string">
            <text:p text:style-name="P44">Profondeur</text:p>
          </table:table-cell>
          <table:table-cell table:style-name="Tableau26.A2" office:value-type="string">
            <text:p text:style-name="P45"/>
          </table:table-cell>
          <table:table-cell table:style-name="Tableau26.A2" office:value-type="string">
            <text:p text:style-name="P45"/>
          </table:table-cell>
          <table:table-cell table:style-name="Tableau26.A1" office:value-type="string">
            <text:p text:style-name="P45"/>
          </table:table-cell>
        </table:table-row>
        <table:table-row table:style-name="Tableau26.1">
          <table:table-cell table:style-name="Tableau26.A2" office:value-type="string">
            <text:p text:style-name="P43"><text:span text:style-name="T17">Hauteur</text:span><text:span text:style-name="T21"> </text:span><text:span text:style-name="T17">-</text:span><text:span text:style-name="T21"> </text:span><text:span text:style-name="T17">gabarit</text:span></text:p>
          </table:table-cell>
          <table:table-cell table:style-name="Tableau26.A2" office:value-type="string">
            <text:p text:style-name="P45"/>
          </table:table-cell>
          <table:table-cell table:style-name="Tableau26.A2" office:value-type="string">
            <text:p text:style-name="P45"/>
          </table:table-cell>
          <table:table-cell table:style-name="Tableau26.A1" office:value-type="string">
            <text:p text:style-name="P45"/>
          </table:table-cell>
        </table:table-row>
        <table:table-row table:style-name="Tableau26.1">
          <table:table-cell table:style-name="Tableau26.A2" office:value-type="string">
            <text:p text:style-name="P43"><text:span text:style-name="T17">Type</text:span><text:span text:style-name="T21"> </text:span><text:span text:style-name="T17">de</text:span><text:span text:style-name="T21"> </text:span><text:span text:style-name="T17">toiture</text:span></text:p>
          </table:table-cell>
          <table:table-cell table:style-name="Tableau26.A2" office:value-type="string">
            <text:p text:style-name="P45"/>
          </table:table-cell>
          <table:table-cell table:style-name="Tableau26.A2" office:value-type="string">
            <text:p text:style-name="P45"/>
          </table:table-cell>
          <table:table-cell table:style-name="Tableau26.A1" office:value-type="string">
            <text:p text:style-name="P45"/>
          </table:table-cell>
        </table:table-row>
        <table:table-row table:style-name="Tableau26.1">
          <table:table-cell table:style-name="Tableau26.A2" office:value-type="string">
            <text:p text:style-name="P43"><text:span text:style-name="T17">Pente</text:span><text:span text:style-name="T21"> </text:span><text:span text:style-name="T17">de</text:span><text:span text:style-name="T21"> </text:span><text:span text:style-name="T17">toiture</text:span></text:p>
          </table:table-cell>
          <table:table-cell table:style-name="Tableau26.A2" office:value-type="string">
            <text:p text:style-name="P45"/>
          </table:table-cell>
          <table:table-cell table:style-name="Tableau26.A2" office:value-type="string">
            <text:p text:style-name="P45"/>
          </table:table-cell>
          <table:table-cell table:style-name="Tableau26.A1" office:value-type="string">
            <text:p text:style-name="P45"/>
          </table:table-cell>
        </table:table-row>
      </table:table>
      <text:p text:style-name="P18"/>
      <table:table table:name="Tableau27" table:style-name="Tableau27">
        <table:table-column table:style-name="Tableau27.A"/>
        <table:table-column table:style-name="Tableau27.B"/>
        <table:table-column table:style-name="Tableau27.C"/>
        <table:table-column table:style-name="Tableau27.D"/>
        <table:table-row table:style-name="Tableau27.1">
          <table:table-cell table:style-name="Tableau27.A1" table:number-columns-spanned="4" office:value-type="string">
            <text:p text:style-name="P26">MATÉRIAUX</text:p>
          </table:table-cell>
          <table:covered-table-cell/>
          <table:covered-table-cell/>
          <table:covered-table-cell/>
        </table:table-row>
        <table:table-row table:style-name="Tableau27.1">
          <table:table-cell table:style-name="Tableau27.A2" office:value-type="string">
            <text:p text:style-name="P23"/>
          </table:table-cell>
          <table:table-cell table:style-name="Tableau27.A2" office:value-type="string">
            <text:p text:style-name="P24">Remarques</text:p>
          </table:table-cell>
          <table:table-cell table:style-name="Tableau27.A2" office:value-type="string">
            <text:p text:style-name="P24">OK</text:p>
          </table:table-cell>
          <table:table-cell table:style-name="Tableau27.A1" office:value-type="string">
            <text:p text:style-name="P25">Écart</text:p>
          </table:table-cell>
        </table:table-row>
        <table:table-row table:style-name="Tableau27.1">
          <table:table-cell table:style-name="Tableau27.A2" office:value-type="string">
            <text:p text:style-name="P47">Parement</text:p>
            <text:p text:style-name="P47"/>
          </table:table-cell>
          <table:table-cell table:style-name="Tableau27.A2" office:value-type="string">
            <text:p text:style-name="P48"/>
          </table:table-cell>
          <table:table-cell table:style-name="Tableau27.A2" office:value-type="string">
            <text:p text:style-name="P48"/>
          </table:table-cell>
          <table:table-cell table:style-name="Tableau27.A1" office:value-type="string">
            <text:p text:style-name="P48"/>
          </table:table-cell>
        </table:table-row>
        <table:table-row table:style-name="Tableau27.1">
          <table:table-cell table:style-name="Tableau27.A2" office:value-type="string">
            <text:p text:style-name="P47">Toiture</text:p>
            <text:p text:style-name="P47"/>
          </table:table-cell>
          <table:table-cell table:style-name="Tableau27.A2" office:value-type="string">
            <text:p text:style-name="P48"/>
          </table:table-cell>
          <table:table-cell table:style-name="Tableau27.A2" office:value-type="string">
            <text:p text:style-name="P48"/>
          </table:table-cell>
          <table:table-cell table:style-name="Tableau27.A1" office:value-type="string">
            <text:p text:style-name="P48"/>
          </table:table-cell>
        </table:table-row>
        <table:table-row table:style-name="Tableau27.1">
          <table:table-cell table:style-name="Tableau27.A2" office:value-type="string">
            <text:p text:style-name="P47">Menuiserie</text:p>
            <text:p text:style-name="P47"/>
          </table:table-cell>
          <table:table-cell table:style-name="Tableau27.A2" office:value-type="string">
            <text:p text:style-name="P48"/>
          </table:table-cell>
          <table:table-cell table:style-name="Tableau27.A2" office:value-type="string">
            <text:p text:style-name="P48"/>
          </table:table-cell>
          <table:table-cell table:style-name="Tableau27.A1" office:value-type="string">
            <text:p text:style-name="P48"/>
          </table:table-cell>
        </table:table-row>
      </table:table>
      <text:p text:style-name="P18"/>
      <text:p text:style-name="P15">Analyse du dossier logement</text:p>
      <text:p text:style-name="P11"/>
      <table:table table:name="Tableau15" table:style-name="Tableau15">
        <table:table-column table:style-name="Tableau15.A"/>
        <table:table-column table:style-name="Tableau15.B"/>
        <table:table-row table:style-name="Tableau15.1">
          <table:table-cell table:style-name="Tableau15.A1" office:value-type="string">
            <text:p text:style-name="P49"/>
          </table:table-cell>
          <table:table-cell table:style-name="Tableau15.B1" office:value-type="string">
            <text:p text:style-name="P12">Critères de salubrité……………………………………………………………………………………………………….<text:soft-page-break/>…………………………………………………………………………………………………………………………………………………………………………..……………………………………….</text:p>
            <text:p text:style-name="P12"/>
            <text:p text:style-name="P12"/>
          </table:table-cell>
        </table:table-row>
        <table:table-row>
          <table:table-cell table:style-name="Tableau15.A2" office:value-type="string">
            <text:p text:style-name="P49"/>
          </table:table-cell>
          <table:table-cell table:style-name="Tableau15.B2" office:value-type="string">
            <text:p text:style-name="P13">le cas échéant, une note de calcul justifiant le respect du critère de salubrité visé à l'article 3. 5° du Code wallon du logement et de l'habitat durable et portant sur l'éclairage naturel </text:p>
            <text:p text:style-name="P13"/>
          </table:table-cell>
        </table:table-row>
        <table:table-row>
          <table:table-cell table:style-name="Tableau15.A2" office:value-type="string">
            <text:p text:style-name="P49"/>
          </table:table-cell>
          <table:table-cell table:style-name="Tableau15.B2" office:value-type="string">
            <text:p text:style-name="P54">Immeuble inoccupé </text:p>
            <text:p text:style-name="P54"/>
          </table:table-cell>
        </table:table-row>
        <table:table-row>
          <table:table-cell table:style-name="Tableau15.A2" office:value-type="string">
            <text:p text:style-name="P49"/>
          </table:table-cell>
          <table:table-cell table:style-name="Tableau15.B2" office:value-type="string">
            <text:p text:style-name="P53">Dossier d'insalubrité</text:p>
            <text:p text:style-name="P53"/>
          </table:table-cell>
        </table:table-row>
        <table:table-row>
          <table:table-cell table:style-name="Tableau15.A2" office:value-type="string">
            <text:p text:style-name="P49"/>
          </table:table-cell>
          <table:table-cell table:style-name="Tableau15.B2" office:value-type="string">
            <text:p text:style-name="P54">Permis de location</text:p>
            <text:p text:style-name="P54"/>
          </table:table-cell>
        </table:table-row>
      </table:table>
      <text:p text:style-name="P11"/>
      <text:p text:style-name="P29">Analyse du dossier énergie</text:p>
      <text:p text:style-name="P19"/>
      <table:table table:name="Tableau18" table:style-name="Tableau18">
        <table:table-column table:style-name="Tableau18.A"/>
        <table:table-column table:style-name="Tableau18.B"/>
        <table:table-row>
          <table:table-cell table:style-name="Tableau18.A1" office:value-type="string">
            <text:p text:style-name="P49"/>
          </table:table-cell>
          <table:table-cell table:style-name="Tableau18.B1" office:value-type="string">
            <text:p text:style-name="P52">Déclaration PEB simplifiée <text:span text:style-name="T16">(2 exemplaires + datés + signés)</text:span></text:p>
          </table:table-cell>
        </table:table-row>
        <table:table-row>
          <table:table-cell table:style-name="Tableau18.A2" office:value-type="string">
            <text:p text:style-name="P49"/>
          </table:table-cell>
          <table:table-cell table:style-name="Tableau18.B2" office:value-type="string">
            <text:p text:style-name="P53">Déclaration PEB initiale (1exemplaire + daté + signé) – pas d'envoi au FD sur site internet</text:p>
          </table:table-cell>
        </table:table-row>
        <table:table-row>
          <table:table-cell table:style-name="Tableau18.A2" office:value-type="string">
            <text:p text:style-name="P49"/>
          </table:table-cell>
          <table:table-cell table:style-name="Tableau18.B2" office:value-type="string">
            <text:p text:style-name="P53">Étude de faisabilité (1exemplaire + daté + signé) – pas d'envoi au FD sur site internet</text:p>
          </table:table-cell>
        </table:table-row>
        <table:table-row>
          <table:table-cell table:style-name="Tableau18.A2" office:value-type="string">
            <text:p text:style-name="P49"/>
          </table:table-cell>
          <table:table-cell table:style-name="Tableau18.B2" office:value-type="string">
            <text:p text:style-name="P53">Remarques : …………………………………………………………………………………………………………………………………………………………………………………………………………………………………………..………………………………………………………………………………………………………………………………………………………………………………………<text:span text:style-name="T23">..</text:span></text:p>
          </table:table-cell>
        </table:table-row>
      </table:table>
      <text:p text:style-name="P16"/>
      <text:p text:style-name="P30">Procédure</text:p>
      <text:p text:style-name="P20"/>
      <table:table table:name="Tableau3" table:style-name="Tableau3">
        <table:table-column table:style-name="Tableau3.A"/>
        <table:table-column table:style-name="Tableau3.B"/>
        <table:table-row>
          <table:table-cell table:style-name="Tableau3.A1" office:value-type="string">
            <text:p text:style-name="P49"/>
          </table:table-cell>
          <table:table-cell table:style-name="Tableau3.B1" office:value-type="string">
            <text:p text:style-name="P57">Permis 30 jours</text:p>
          </table:table-cell>
        </table:table-row>
        <table:table-row>
          <table:table-cell table:style-name="Tableau3.A2" office:value-type="string">
            <text:p text:style-name="P49"/>
          </table:table-cell>
          <table:table-cell table:style-name="Tableau3.B2" office:value-type="string">
            <text:p text:style-name="P57">Permis 75 jours</text:p>
          </table:table-cell>
        </table:table-row>
        <table:table-row>
          <table:table-cell table:style-name="Tableau3.A2" office:value-type="string">
            <text:p text:style-name="P49"/>
          </table:table-cell>
          <table:table-cell table:style-name="Tableau3.B2" office:value-type="string">
            <text:p text:style-name="P57">Permis 115 jours</text:p>
          </table:table-cell>
        </table:table-row>
        <table:table-row>
          <table:table-cell table:style-name="Tableau3.A2" office:value-type="string">
            <text:p text:style-name="P49"/>
          </table:table-cell>
          <table:table-cell table:style-name="Tableau3.B2" office:value-type="string">
            <text:p text:style-name="P57">Procédure décret voirie </text:p>
          </table:table-cell>
        </table:table-row>
      </table:table>
      <text:p text:style-name="P20"/>
      <text:p text:style-name="P30">Enquête publique ou annonce de projet</text:p>
      <text:p text:style-name="P16"/>
      <table:table table:name="Tableau4" table:style-name="Tableau4">
        <table:table-column table:style-name="Tableau4.A"/>
        <table:table-column table:style-name="Tableau4.B"/>
        <table:table-column table:style-name="Tableau4.C"/>
        <table:table-row>
          <table:table-cell table:style-name="Tableau4.A1" office:value-type="string">
            <text:p text:style-name="P49"/>
          </table:table-cell>
          <table:table-cell table:style-name="Tableau4.A1" office:value-type="string">
            <text:p text:style-name="P58">Oui</text:p>
          </table:table-cell>
          <table:table-cell table:style-name="Tableau4.C1" office:value-type="string">
            <text:p text:style-name="P58">Non</text:p>
          </table:table-cell>
        </table:table-row>
        <table:table-row>
          <table:table-cell table:style-name="Tableau4.A2" office:value-type="string">
            <text:p text:style-name="P57">Enquête publique</text:p>
          </table:table-cell>
          <table:table-cell table:style-name="Tableau4.A2" office:value-type="string">
            <text:p text:style-name="P49"/>
          </table:table-cell>
          <table:table-cell table:style-name="Tableau4.C2" office:value-type="string">
            <text:p text:style-name="P49"/>
          </table:table-cell>
        </table:table-row>
        <table:table-row>
          <table:table-cell table:style-name="Tableau4.A2" office:value-type="string">
            <text:p text:style-name="P57">Annonce de projet</text:p>
          </table:table-cell>
          <table:table-cell table:style-name="Tableau4.A2" office:value-type="string">
            <text:p text:style-name="P49"/>
          </table:table-cell>
          <table:table-cell table:style-name="Tableau4.C2" office:value-type="string">
            <text:p text:style-name="P49"/>
          </table:table-cell>
        </table:table-row>
        <table:table-row>
          <table:table-cell table:style-name="Tableau4.A2" office:value-type="string">
            <text:p text:style-name="P57">Lettre de motivation pour les écarts</text:p>
          </table:table-cell>
          <table:table-cell table:style-name="Tableau4.A2" office:value-type="string">
            <text:p text:style-name="P49"/>
          </table:table-cell>
          <table:table-cell table:style-name="Tableau4.C2" office:value-type="string">
            <text:p text:style-name="P49"/>
          </table:table-cell>
        </table:table-row>
        <table:table-row>
          <table:table-cell table:style-name="Tableau4.C2" table:number-columns-spanned="3" office:value-type="string">
            <text:p text:style-name="P57">Écarts :</text:p>
            <text:p text:style-name="P57"/>
            <text:p text:style-name="P57"/>
            <text:p text:style-name="P57"/>
            <text:p text:style-name="P57"/>
            <text:p text:style-name="P57"/>
            <text:p text:style-name="P57"/>
            <text:p text:style-name="P57"/>
            <text:p text:style-name="P57"/>
            <text:p text:style-name="P57"/>
            <text:p text:style-name="P57"/>
            <text:p text:style-name="P57"/>
          </table:table-cell>
          <table:covered-table-cell/>
          <table:covered-table-cell/>
        </table:table-row>
      </table:table>
      <text:p text:style-name="P16"/>
      <text:p text:style-name="P16"/>
      <text:p text:style-name="P21"><text:soft-page-break/></text:p>
      <text:p text:style-name="P66"/>
      <text:p text:style-name="P66"/>
      <text:p text:style-name="P66"/>
      <text:p text:style-name="P66"/>
      <text:p text:style-name="P66"/>
      <text:p text:style-name="P6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Lohit Hindi1" svg:font-family="'Lohit Hindi'"/>
    <style:font-face style:name="OpenSymbol" svg:font-family="OpenSymbol"/>
    <style:font-face style:name="StarSymbol" svg:font-family="StarSymbol"/>
    <style:font-face style:name="Courier New" svg:font-family="'Courier New'" style:font-family-generic="modern"/>
    <style:font-face style:name="DejaVu Sans2" svg:font-family="'DejaVu Sans'" style:font-family-generic="swiss"/>
    <style:font-face style:name="Waree1" svg:font-family="Waree"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Waree" svg:font-family="Waree"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Heading_20_4" style:display-name="Heading 4" style:family="paragraph" style:parent-style-name="Standard" style:next-style-name="Standard" style:class="text">
      <style:paragraph-properties fo:margin-left="-1.501cm" fo:margin-right="0cm" fo:margin-top="0cm" fo:margin-bottom="0cm" loext:contextual-spacing="false" fo:text-indent="0cm" style:auto-text-indent="false" fo:keep-with-next="always"/>
      <style:text-properties style:font-name="Arial" fo:font-family="Arial" style:font-family-generic="swiss" style:font-pitch="variable" fo:font-size="11pt" fo:font-weight="bold" style:font-size-asian="11pt" style:font-weight-asian="bold"/>
    </style:style>
    <style:style style:name="Text_20_body_20_indent" style:display-name="Text body indent" style:family="paragraph" style:parent-style-name="Standard" style:class="text">
      <style:paragraph-properties fo:margin-left="-1.501cm" fo:margin-right="0cm" fo:margin-top="0cm" fo:margin-bottom="0cm" loext:contextual-spacing="false" fo:text-indent="0cm" style:auto-text-indent="false"/>
      <style:text-properties style:font-name="Comic Sans MS" fo:font-family="'Comic Sans MS'" style:font-family-generic="script" style:font-pitch="variable" fo:font-size="11pt" fo:language="fr" fo:country="FR" style:font-size-asian="11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UrbanAddress" style:family="paragraph" style:parent-style-name="Urban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style:font-size-asian="10.5pt"/>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Footnote_20_Symbol" style:display-name="Footnote Symbol" style:family="text"/>
    <style:style style:name="Footnote_20_anchor" style:display-name="Footnote anchor" style:family="text">
      <style:text-properties style:text-position="super 58%"/>
    </style:style>
    <style:style style:name="WW8Num9z0" style:family="text">
      <style:text-properties style:font-name="Webdings" fo:font-family="Webdings" style:font-family-generic="roman" style:font-pitch="variable" style:font-charset="x-symbol"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Numbering_20_Symbols" style:display-name="Numbering Symbols" style:family="text"/>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WW8Num2z0" style:family="text">
      <style:text-properties style:font-name="Symbol" fo:font-family="Symbol" style:font-family-generic="roman" style:font-pitch="variable" style:font-charset="x-symbol"/>
    </style:style>
    <style:style style:name="WW8Num1z0"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cm" fo:text-indent="-0.63cm" fo:margin-left="0.6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Webdings"/>
      </text:list-level-style-bullet>
      <text:list-level-style-bullet text:level="2" text:style-name="WW8Num9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635cm" fo:margin-left="0.866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style:font-name="Arial"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DESPAGNE</meta:initial-creator>
    <meta:creation-date>2017-03-10T16:13:00</meta:creation-date>
    <dc:date>2021-02-19T09:18:41.375346558</dc:date>
    <meta:editing-duration>PT16H9M1S</meta:editing-duration>
    <meta:editing-cycles>117</meta:editing-cycles>
    <meta:generator>LibreOffice/6.4.6.2$Linux_X86_64 LibreOffice_project/40$Build-2</meta:generator>
    <meta:document-statistic meta:table-count="16" meta:image-count="0" meta:object-count="0" meta:page-count="7" meta:paragraph-count="243" meta:word-count="1739" meta:character-count="11502" meta:non-whitespace-character-count="10000"/>
  </office:meta>
</office:document-meta>
</file>